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2">
      <style:table-cell-properties fo:padding="0.071cm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text-line-through-style="solid" style:text-line-through-type="singl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8.999cm" svg:x="35.322cm" svg:y="14.98cm">
            <draw:object draw:notify-on-update-of-ranges="Tabelle1.L28:Tabelle1.L30 Tabelle1.M28:Tabelle1.M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1cm" svg:height="8.995cm" svg:x="15.039cm" svg:y="17.137cm">
            <draw:object draw:notify-on-update-of-ranges="Tabelle1.C29:Tabelle1.C30 Tabelle1.C32:Tabelle1.C32 Tabelle1.C36:Tabelle1.C37 Tabelle1.C40:Tabelle1.C43 Tabelle1.C45:Tabelle1.C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float" office:value="9.72" calcext:value-type="float">
            <text:p>9,72</text:p>
          </table:table-cell>
          <table:table-cell table:style-name="ce1" office:value-type="float" office:value="10.53" calcext:value-type="float">
            <text:p>10,53</text:p>
          </table:table-cell>
          <table:table-cell table:style-name="ce1" office:value-type="float" office:value="11.19" calcext:value-type="float">
            <text:p>11,19</text:p>
          </table:table-cell>
          <table:table-cell table:style-name="ce1" office:value-type="float" office:value="10.18" calcext:value-type="float">
            <text:p>10,18</text:p>
          </table:table-cell>
          <table:table-cell table:style-name="ce1" office:value-type="float" office:value="11.15" calcext:value-type="float">
            <text:p>11,15</text:p>
          </table:table-cell>
          <table:table-cell table:style-name="ce1"/>
          <table:table-cell table:style-name="ce1" table:formula="of:=AVERAGE([.A1:.E1])" office:value-type="float" office:value="10.554" calcext:value-type="float">
            <text:p>10,55</text:p>
          </table:table-cell>
          <table:table-cell table:style-name="ce1" table:formula="of:=COM.MICROSOFT.STDEV.S([.A1:.E1])" office:value-type="float" office:value="0.63160905629986" calcext:value-type="float">
            <text:p>0,63</text:p>
          </table:table-cell>
          <table:table-cell table:style-name="ce1" office:value-type="float" office:value="4.78" calcext:value-type="float">
            <text:p>4,78</text:p>
          </table:table-cell>
          <table:table-cell table:style-name="ce1" office:value-type="float" office:value="4.59" calcext:value-type="float">
            <text:p>4,59</text:p>
          </table:table-cell>
          <table:table-cell table:style-name="ce1" office:value-type="float" office:value="4.12" calcext:value-type="float">
            <text:p>4,12</text:p>
          </table:table-cell>
          <table:table-cell table:style-name="ce1" office:value-type="float" office:value="4.75" calcext:value-type="float">
            <text:p>4,75</text:p>
          </table:table-cell>
          <table:table-cell table:style-name="ce1" office:value-type="float" office:value="4.34" calcext:value-type="float">
            <text:p>4,34</text:p>
          </table:table-cell>
          <table:table-cell table:style-name="ce1"/>
          <table:table-cell table:style-name="ce1" table:formula="of:=AVERAGE([.I1:.M1])" office:value-type="float" office:value="4.516" calcext:value-type="float">
            <text:p>4,52</text:p>
          </table:table-cell>
          <table:table-cell/>
          <table:table-cell office:value-type="float" office:value="578" calcext:value-type="float">
            <text:p>578</text:p>
          </table:table-cell>
          <table:table-cell table:style-name="ce1" table:formula="of:=COM.MICROSOFT.STDEV.S([.K1:.O1])" office:value-type="float" office:value="0.267074895862565" calcext:value-type="float">
            <text:p>0,27</text:p>
          </table:table-cell>
          <table:table-cell table:number-columns-repeated="1006"/>
        </table:table-row>
        <table:table-row table:style-name="ro1">
          <table:table-cell table:style-name="ce1" office:value-type="float" office:value="19.28" calcext:value-type="float">
            <text:p>19,28</text:p>
          </table:table-cell>
          <table:table-cell table:style-name="ce1" office:value-type="float" office:value="20.03" calcext:value-type="float">
            <text:p>20,03</text:p>
          </table:table-cell>
          <table:table-cell table:style-name="ce1" office:value-type="float" office:value="18.84" calcext:value-type="float">
            <text:p>18,84</text:p>
          </table:table-cell>
          <table:table-cell table:style-name="ce1" office:value-type="float" office:value="17.32" calcext:value-type="float">
            <text:p>17,32</text:p>
          </table:table-cell>
          <table:table-cell table:style-name="ce1" office:value-type="float" office:value="17.4" calcext:value-type="float">
            <text:p>17,40</text:p>
          </table:table-cell>
          <table:table-cell table:style-name="ce1"/>
          <table:table-cell table:style-name="ce1" table:formula="of:=AVERAGE([.A2:.E2])" office:value-type="float" office:value="18.574" calcext:value-type="float">
            <text:p>18,57</text:p>
          </table:table-cell>
          <table:table-cell table:style-name="ce1" table:formula="of:=COM.MICROSOFT.STDEV.S([.A2:.E2])" office:value-type="float" office:value="1.18742578715472" calcext:value-type="float">
            <text:p>1,19</text:p>
          </table:table-cell>
          <table:table-cell table:style-name="ce1" office:value-type="float" office:value="3.56" calcext:value-type="float">
            <text:p>3,56</text:p>
          </table:table-cell>
          <table:table-cell table:style-name="ce1" office:value-type="float" office:value="3.62" calcext:value-type="float">
            <text:p>3,62</text:p>
          </table:table-cell>
          <table:table-cell table:style-name="ce1" office:value-type="float" office:value="3.59" calcext:value-type="float">
            <text:p>3,59</text:p>
          </table:table-cell>
          <table:table-cell table:style-name="ce1" office:value-type="float" office:value="3.31" calcext:value-type="float">
            <text:p>3,31</text:p>
          </table:table-cell>
          <table:table-cell table:style-name="ce1" office:value-type="float" office:value="3.28" calcext:value-type="float">
            <text:p>3,28</text:p>
          </table:table-cell>
          <table:table-cell table:style-name="ce1"/>
          <table:table-cell table:style-name="ce1" table:formula="of:=AVERAGE([.I2:.M2])" office:value-type="float" office:value="3.472" calcext:value-type="float">
            <text:p>3,47</text:p>
          </table:table-cell>
          <table:table-cell/>
          <table:table-cell office:value-type="float" office:value="575" calcext:value-type="float">
            <text:p>575</text:p>
          </table:table-cell>
          <table:table-cell table:style-name="ce1" table:formula="of:=COM.MICROSOFT.STDEV.S([.K2:.O2])" office:value-type="float" office:value="0.145037926074527" calcext:value-type="float">
            <text:p>0,15</text:p>
          </table:table-cell>
          <table:table-cell table:number-columns-repeated="1006"/>
        </table:table-row>
        <table:table-row table:style-name="ro1">
          <table:table-cell table:style-name="ce1" office:value-type="float" office:value="22" calcext:value-type="float">
            <text:p>22,00</text:p>
          </table:table-cell>
          <table:table-cell table:style-name="ce1" office:value-type="float" office:value="18.5" calcext:value-type="float">
            <text:p>18,50</text:p>
          </table:table-cell>
          <table:table-cell table:style-name="ce1" table:number-columns-repeated="4"/>
          <table:table-cell table:style-name="ce1" table:formula="of:=AVERAGE([.A3:.E3])" office:value-type="float" office:value="20.25" calcext:value-type="float">
            <text:p>20,25</text:p>
          </table:table-cell>
          <table:table-cell table:style-name="ce1" table:formula="of:=COM.MICROSOFT.STDEV.S([.A3:.E3])" office:value-type="float" office:value="2.47487373415292" calcext:value-type="float">
            <text:p>2,47</text:p>
          </table:table-cell>
          <table:table-cell table:style-name="ce1" office:value-type="float" office:value="8.44" calcext:value-type="float">
            <text:p>8,44</text:p>
          </table:table-cell>
          <table:table-cell table:style-name="ce1" office:value-type="float" office:value="9.82" calcext:value-type="float">
            <text:p>9,82</text:p>
          </table:table-cell>
          <table:table-cell table:style-name="ce1" table:number-columns-repeated="4"/>
          <table:table-cell table:style-name="ce1" table:formula="of:=AVERAGE([.I3:.M3])" office:value-type="float" office:value="9.13" calcext:value-type="float">
            <text:p>9,13</text:p>
          </table:table-cell>
          <table:table-cell/>
          <table:table-cell office:value-type="float" office:value="572" calcext:value-type="float">
            <text:p>572</text:p>
          </table:table-cell>
          <table:table-cell table:style-name="ce1" table:formula="of:=COM.MICROSOFT.STDEV.S([.K3:.O3]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1" office:value-type="float" office:value="23.72" calcext:value-type="float">
            <text:p>23,72</text:p>
          </table:table-cell>
          <table:table-cell table:style-name="ce1" office:value-type="float" office:value="25.5" calcext:value-type="float">
            <text:p>25,50</text:p>
          </table:table-cell>
          <table:table-cell table:style-name="ce1" office:value-type="float" office:value="23.78" calcext:value-type="float">
            <text:p>23,78</text:p>
          </table:table-cell>
          <table:table-cell table:style-name="ce1" office:value-type="float" office:value="24.06" calcext:value-type="float">
            <text:p>24,06</text:p>
          </table:table-cell>
          <table:table-cell table:style-name="ce1" office:value-type="float" office:value="21.59" calcext:value-type="float">
            <text:p>21,59</text:p>
          </table:table-cell>
          <table:table-cell table:style-name="ce1"/>
          <table:table-cell table:style-name="ce1" table:formula="of:=AVERAGE([.A4:.E4])" office:value-type="float" office:value="23.73" calcext:value-type="float">
            <text:p>23,73</text:p>
          </table:table-cell>
          <table:table-cell table:style-name="ce1" table:formula="of:=COM.MICROSOFT.STDEV.S([.A4:.E4])" office:value-type="float" office:value="1.39857069896377" calcext:value-type="float">
            <text:p>1,40</text:p>
          </table:table-cell>
          <table:table-cell table:style-name="ce1" office:value-type="float" office:value="9.21" calcext:value-type="float">
            <text:p>9,21</text:p>
          </table:table-cell>
          <table:table-cell table:style-name="ce1" office:value-type="float" office:value="9.53" calcext:value-type="float">
            <text:p>9,53</text:p>
          </table:table-cell>
          <table:table-cell table:style-name="ce1" office:value-type="float" office:value="9.1" calcext:value-type="float">
            <text:p>9,10</text:p>
          </table:table-cell>
          <table:table-cell table:style-name="ce1" office:value-type="float" office:value="8.5" calcext:value-type="float">
            <text:p>8,50</text:p>
          </table:table-cell>
          <table:table-cell table:style-name="ce1" office:value-type="float" office:value="8.94" calcext:value-type="float">
            <text:p>8,94</text:p>
          </table:table-cell>
          <table:table-cell table:style-name="ce1"/>
          <table:table-cell table:style-name="ce1" table:formula="of:=AVERAGE([.I4:.M4])" office:value-type="float" office:value="9.056" calcext:value-type="float">
            <text:p>9,06</text:p>
          </table:table-cell>
          <table:table-cell/>
          <table:table-cell office:value-type="float" office:value="571" calcext:value-type="float">
            <text:p>571</text:p>
          </table:table-cell>
          <table:table-cell table:style-name="ce1" table:formula="of:=COM.MICROSOFT.STDEV.S([.K4:.O4])" office:value-type="float" office:value="0.27442788973912" calcext:value-type="float">
            <text:p>0,27</text:p>
          </table:table-cell>
          <table:table-cell table:number-columns-repeated="1006"/>
        </table:table-row>
        <table:table-row table:style-name="ro1">
          <table:table-cell table:style-name="ce1" office:value-type="float" office:value="8.97" calcext:value-type="float">
            <text:p>8,97</text:p>
          </table:table-cell>
          <table:table-cell table:style-name="ce1" table:number-columns-repeated="5"/>
          <table:table-cell table:style-name="ce1" table:formula="of:=AVERAGE([.A5:.E5])" office:value-type="float" office:value="8.97" calcext:value-type="float">
            <text:p>8,97</text:p>
          </table:table-cell>
          <table:table-cell table:style-name="ce1" table:formula="of:=COM.MICROSOFT.STDEV.S([.A5:.E5])" office:value-type="string" office:string-value="" calcext:value-type="error">
            <text:p>#DIV/0!</text:p>
          </table:table-cell>
          <table:table-cell table:style-name="ce1" office:value-type="float" office:value="11.94" calcext:value-type="float">
            <text:p>11,94</text:p>
          </table:table-cell>
          <table:table-cell table:style-name="ce1" table:number-columns-repeated="5"/>
          <table:table-cell table:style-name="ce1" table:formula="of:=AVERAGE([.I5:.M5])" office:value-type="float" office:value="11.94" calcext:value-type="float">
            <text:p>11,94</text:p>
          </table:table-cell>
          <table:table-cell/>
          <table:table-cell office:value-type="float" office:value="570" calcext:value-type="float">
            <text:p>570</text:p>
          </table:table-cell>
          <table:table-cell table:style-name="ce1" table:formula="of:=COM.MICROSOFT.STDEV.S([.K5:.O5]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1" office:value-type="float" office:value="15.31" calcext:value-type="float">
            <text:p>15,31</text:p>
          </table:table-cell>
          <table:table-cell table:style-name="ce1" table:number-columns-repeated="5"/>
          <table:table-cell table:style-name="ce1" table:formula="of:=AVERAGE([.A6:.E6])" office:value-type="float" office:value="15.31" calcext:value-type="float">
            <text:p>15,31</text:p>
          </table:table-cell>
          <table:table-cell table:style-name="ce1" table:formula="of:=COM.MICROSOFT.STDEV.S([.A6:.E6])" office:value-type="string" office:string-value="" calcext:value-type="error">
            <text:p>#DIV/0!</text:p>
          </table:table-cell>
          <table:table-cell table:style-name="ce1" office:value-type="float" office:value="31.25" calcext:value-type="float">
            <text:p>31,25</text:p>
          </table:table-cell>
          <table:table-cell table:style-name="ce1" table:number-columns-repeated="5"/>
          <table:table-cell table:style-name="ce1" table:formula="of:=AVERAGE([.I6:.M6])" office:value-type="float" office:value="31.25" calcext:value-type="float">
            <text:p>31,25</text:p>
          </table:table-cell>
          <table:table-cell/>
          <table:table-cell office:value-type="float" office:value="569" calcext:value-type="float">
            <text:p>569</text:p>
          </table:table-cell>
          <table:table-cell table:style-name="ce1" table:formula="of:=COM.MICROSOFT.STDEV.S([.K6:.O6]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1" office:value-type="float" office:value="17" calcext:value-type="float">
            <text:p>17,00</text:p>
          </table:table-cell>
          <table:table-cell table:style-name="ce1" office:value-type="float" office:value="18.6" calcext:value-type="float">
            <text:p>18,60</text:p>
          </table:table-cell>
          <table:table-cell table:style-name="ce1" table:number-columns-repeated="4"/>
          <table:table-cell table:style-name="ce1" table:formula="of:=AVERAGE([.A7:.E7])" office:value-type="float" office:value="17.8" calcext:value-type="float">
            <text:p>17,80</text:p>
          </table:table-cell>
          <table:table-cell table:style-name="ce1" table:formula="of:=COM.MICROSOFT.STDEV.S([.A7:.E7])" office:value-type="float" office:value="1.13137084989848" calcext:value-type="float">
            <text:p>1,13</text:p>
          </table:table-cell>
          <table:table-cell table:style-name="ce1" office:value-type="float" office:value="25.03" calcext:value-type="float">
            <text:p>25,03</text:p>
          </table:table-cell>
          <table:table-cell table:style-name="ce1" office:value-type="float" office:value="26.44" calcext:value-type="float">
            <text:p>26,44</text:p>
          </table:table-cell>
          <table:table-cell table:style-name="ce1" table:number-columns-repeated="4"/>
          <table:table-cell table:style-name="ce1" table:formula="of:=AVERAGE([.I7:.M7])" office:value-type="float" office:value="25.735" calcext:value-type="float">
            <text:p>25,74</text:p>
          </table:table-cell>
          <table:table-cell/>
          <table:table-cell office:value-type="float" office:value="570" calcext:value-type="float">
            <text:p>570</text:p>
          </table:table-cell>
          <table:table-cell table:style-name="ce1" table:formula="of:=COM.MICROSOFT.STDEV.S([.K7:.O7]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1" office:value-type="float" office:value="20.4" calcext:value-type="float">
            <text:p>20,40</text:p>
          </table:table-cell>
          <table:table-cell table:style-name="ce1" office:value-type="float" office:value="22.81" calcext:value-type="float">
            <text:p>22,81</text:p>
          </table:table-cell>
          <table:table-cell table:style-name="ce1" office:value-type="float" office:value="20.62" calcext:value-type="float">
            <text:p>20,62</text:p>
          </table:table-cell>
          <table:table-cell table:style-name="ce1" office:value-type="float" office:value="23.18" calcext:value-type="float">
            <text:p>23,18</text:p>
          </table:table-cell>
          <table:table-cell table:style-name="ce1" office:value-type="float" office:value="22.57" calcext:value-type="float">
            <text:p>22,57</text:p>
          </table:table-cell>
          <table:table-cell table:style-name="ce1"/>
          <table:table-cell table:style-name="ce1" table:formula="of:=AVERAGE([.A8:.E8])" office:value-type="float" office:value="21.916" calcext:value-type="float">
            <text:p>21,92</text:p>
          </table:table-cell>
          <table:table-cell table:style-name="ce1" table:formula="of:=COM.MICROSOFT.STDEV.S([.A8:.E8])" office:value-type="float" office:value="1.30408205263319" calcext:value-type="float">
            <text:p>1,30</text:p>
          </table:table-cell>
          <table:table-cell table:style-name="ce1" office:value-type="float" office:value="5.66" calcext:value-type="float">
            <text:p>5,66</text:p>
          </table:table-cell>
          <table:table-cell table:style-name="ce1" office:value-type="float" office:value="5.63" calcext:value-type="float">
            <text:p>5,63</text:p>
          </table:table-cell>
          <table:table-cell table:style-name="ce1" office:value-type="float" office:value="5.13" calcext:value-type="float">
            <text:p>5,13</text:p>
          </table:table-cell>
          <table:table-cell table:style-name="ce1" office:value-type="float" office:value="5.81" calcext:value-type="float">
            <text:p>5,81</text:p>
          </table:table-cell>
          <table:table-cell table:style-name="ce1" office:value-type="float" office:value="5.15" calcext:value-type="float">
            <text:p>5,15</text:p>
          </table:table-cell>
          <table:table-cell table:style-name="ce1"/>
          <table:table-cell table:style-name="ce1" table:formula="of:=AVERAGE([.I8:.M8])" office:value-type="float" office:value="5.476" calcext:value-type="float">
            <text:p>5,48</text:p>
          </table:table-cell>
          <table:table-cell/>
          <table:table-cell office:value-type="float" office:value="571" calcext:value-type="float">
            <text:p>571</text:p>
          </table:table-cell>
          <table:table-cell table:style-name="ce1" table:formula="of:=COM.MICROSOFT.STDEV.S([.K8:.O8])" office:value-type="float" office:value="0.32092937956296" calcext:value-type="float">
            <text:p>0,32</text:p>
          </table:table-cell>
          <table:table-cell table:number-columns-repeated="1006"/>
        </table:table-row>
        <table:table-row table:style-name="ro1">
          <table:table-cell table:style-name="ce1" office:value-type="float" office:value="19.06" calcext:value-type="float">
            <text:p>19,06</text:p>
          </table:table-cell>
          <table:table-cell table:style-name="ce1" office:value-type="float" office:value="15.13" calcext:value-type="float">
            <text:p>15,13</text:p>
          </table:table-cell>
          <table:table-cell table:style-name="ce1" office:value-type="float" office:value="17.91" calcext:value-type="float">
            <text:p>17,91</text:p>
          </table:table-cell>
          <table:table-cell table:style-name="ce1" office:value-type="float" office:value="20.1" calcext:value-type="float">
            <text:p>20,10</text:p>
          </table:table-cell>
          <table:table-cell table:style-name="ce1" office:value-type="float" office:value="19.18" calcext:value-type="float">
            <text:p>19,18</text:p>
          </table:table-cell>
          <table:table-cell table:style-name="ce1"/>
          <table:table-cell table:style-name="ce1" table:formula="of:=AVERAGE([.A9:.E9])" office:value-type="float" office:value="18.276" calcext:value-type="float">
            <text:p>18,28</text:p>
          </table:table-cell>
          <table:table-cell table:style-name="ce1" table:formula="of:=COM.MICROSOFT.STDEV.S([.A9:.E9])" office:value-type="float" office:value="1.92289625305163" calcext:value-type="float">
            <text:p>1,92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8.93" calcext:value-type="float">
            <text:p>8,93</text:p>
          </table:table-cell>
          <table:table-cell table:style-name="ce1" office:value-type="float" office:value="9.4" calcext:value-type="float">
            <text:p>9,40</text:p>
          </table:table-cell>
          <table:table-cell table:style-name="ce1" office:value-type="float" office:value="10.18" calcext:value-type="float">
            <text:p>10,18</text:p>
          </table:table-cell>
          <table:table-cell table:style-name="ce1" office:value-type="float" office:value="9.47" calcext:value-type="float">
            <text:p>9,47</text:p>
          </table:table-cell>
          <table:table-cell table:style-name="ce1"/>
          <table:table-cell table:style-name="ce1" table:formula="of:=AVERAGE([.I9:.M9])" office:value-type="float" office:value="9.584" calcext:value-type="float">
            <text:p>9,58</text:p>
          </table:table-cell>
          <table:table-cell/>
          <table:table-cell office:value-type="float" office:value="569" calcext:value-type="float">
            <text:p>569</text:p>
          </table:table-cell>
          <table:table-cell table:style-name="ce1" table:formula="of:=COM.MICROSOFT.STDEV.S([.K9:.O9])" office:value-type="float" office:value="0.355840319993861" calcext:value-type="float">
            <text:p>0,36</text:p>
          </table:table-cell>
          <table:table-cell table:number-columns-repeated="1006"/>
        </table:table-row>
        <table:table-row table:style-name="ro1">
          <table:table-cell table:style-name="ce1" office:value-type="float" office:value="14" calcext:value-type="float">
            <text:p>14,00</text:p>
          </table:table-cell>
          <table:table-cell table:style-name="ce1" table:number-columns-repeated="5"/>
          <table:table-cell table:style-name="ce1" table:formula="of:=AVERAGE([.A10:.E10])" office:value-type="float" office:value="14" calcext:value-type="float">
            <text:p>14,00</text:p>
          </table:table-cell>
          <table:table-cell table:style-name="ce1" table:formula="of:=COM.MICROSOFT.STDEV.S([.A10:.E10])" office:value-type="string" office:string-value="" calcext:value-type="error">
            <text:p>#DIV/0!</text:p>
          </table:table-cell>
          <table:table-cell table:style-name="ce1" office:value-type="float" office:value="10.41" calcext:value-type="float">
            <text:p>10,41</text:p>
          </table:table-cell>
          <table:table-cell table:style-name="ce1" table:number-columns-repeated="5"/>
          <table:table-cell table:style-name="ce1" table:formula="of:=AVERAGE([.I10:.M10])" office:value-type="float" office:value="10.41" calcext:value-type="float">
            <text:p>10,41</text:p>
          </table:table-cell>
          <table:table-cell/>
          <table:table-cell office:value-type="float" office:value="568" calcext:value-type="float">
            <text:p>568</text:p>
          </table:table-cell>
          <table:table-cell table:style-name="ce1" table:formula="of:=COM.MICROSOFT.STDEV.S([.K10:.O10]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1" office:value-type="float" office:value="7.68" calcext:value-type="float">
            <text:p>7,68</text:p>
          </table:table-cell>
          <table:table-cell table:style-name="ce1" office:value-type="float" office:value="8.75" calcext:value-type="float">
            <text:p>8,75</text:p>
          </table:table-cell>
          <table:table-cell table:style-name="ce1" table:number-columns-repeated="4"/>
          <table:table-cell table:style-name="ce1" table:formula="of:=AVERAGE([.A11:.E11])" office:value-type="float" office:value="8.215" calcext:value-type="float">
            <text:p>8,22</text:p>
          </table:table-cell>
          <table:table-cell table:style-name="ce1" table:formula="of:=COM.MICROSOFT.STDEV.S([.A11:.E11])" office:value-type="float" office:value="0.756604255869606" calcext:value-type="float">
            <text:p>0,76</text:p>
          </table:table-cell>
          <table:table-cell table:style-name="ce1" office:value-type="float" office:value="7.25" calcext:value-type="float">
            <text:p>7,25</text:p>
          </table:table-cell>
          <table:table-cell table:style-name="ce1" office:value-type="float" office:value="6.96" calcext:value-type="float">
            <text:p>6,96</text:p>
          </table:table-cell>
          <table:table-cell table:style-name="ce1" table:number-columns-repeated="4"/>
          <table:table-cell table:style-name="ce1" table:formula="of:=AVERAGE([.I11:.M11])" office:value-type="float" office:value="7.105" calcext:value-type="float">
            <text:p>7,11</text:p>
          </table:table-cell>
          <table:table-cell/>
          <table:table-cell office:value-type="float" office:value="565" calcext:value-type="float">
            <text:p>565</text:p>
          </table:table-cell>
          <table:table-cell table:style-name="ce1" table:formula="of:=COM.MICROSOFT.STDEV.S([.K11:.O11]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1" office:value-type="float" office:value="12.44" calcext:value-type="float">
            <text:p>12,44</text:p>
          </table:table-cell>
          <table:table-cell table:style-name="ce1" office:value-type="float" office:value="11.84" calcext:value-type="float">
            <text:p>11,84</text:p>
          </table:table-cell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10.53" calcext:value-type="float">
            <text:p>10,53</text:p>
          </table:table-cell>
          <table:table-cell table:style-name="ce1"/>
          <table:table-cell table:style-name="ce1" table:formula="of:=AVERAGE([.A12:.E12])" office:value-type="float" office:value="11.604" calcext:value-type="float">
            <text:p>11,60</text:p>
          </table:table-cell>
          <table:table-cell table:style-name="ce1" table:formula="of:=COM.MICROSOFT.STDEV.S([.A12:.E12])" office:value-type="float" office:value="0.74500335569714" calcext:value-type="float">
            <text:p>0,75</text:p>
          </table:table-cell>
          <table:table-cell table:style-name="ce1" office:value-type="float" office:value="12.32" calcext:value-type="float">
            <text:p>12,32</text:p>
          </table:table-cell>
          <table:table-cell table:style-name="ce1" office:value-type="float" office:value="12.34" calcext:value-type="float">
            <text:p>12,34</text:p>
          </table:table-cell>
          <table:table-cell table:style-name="ce1" office:value-type="float" office:value="12.82" calcext:value-type="float">
            <text:p>12,82</text:p>
          </table:table-cell>
          <table:table-cell table:style-name="ce1" office:value-type="float" office:value="12.87" calcext:value-type="float">
            <text:p>12,87</text:p>
          </table:table-cell>
          <table:table-cell table:style-name="ce1" office:value-type="float" office:value="12.59" calcext:value-type="float">
            <text:p>12,59</text:p>
          </table:table-cell>
          <table:table-cell table:style-name="ce1"/>
          <table:table-cell table:style-name="ce1" table:formula="of:=AVERAGE([.I12:.M12])" office:value-type="float" office:value="12.588" calcext:value-type="float">
            <text:p>12,59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table:formula="of:=COM.MICROSOFT.STDEV.S([.K12:.O12])" office:value-type="float" office:value="0.149206791623795" calcext:value-type="float">
            <text:p>0,15</text:p>
          </table:table-cell>
          <table:table-cell table:number-columns-repeated="1006"/>
        </table:table-row>
        <table:table-row table:style-name="ro1">
          <table:table-cell table:style-name="ce1" office:value-type="float" office:value="11.63" calcext:value-type="float">
            <text:p>11,63</text:p>
          </table:table-cell>
          <table:table-cell table:style-name="ce1" office:value-type="float" office:value="13.72" calcext:value-type="float">
            <text:p>13,72</text:p>
          </table:table-cell>
          <table:table-cell table:style-name="ce1" office:value-type="float" office:value="12.66" calcext:value-type="float">
            <text:p>12,66</text:p>
          </table:table-cell>
          <table:table-cell table:style-name="ce1" office:value-type="float" office:value="12.88" calcext:value-type="float">
            <text:p>12,88</text:p>
          </table:table-cell>
          <table:table-cell table:style-name="ce1" office:value-type="float" office:value="11.84" calcext:value-type="float">
            <text:p>11,84</text:p>
          </table:table-cell>
          <table:table-cell table:style-name="ce1"/>
          <table:table-cell table:style-name="ce1" table:formula="of:=AVERAGE([.A13:.E13])" office:value-type="float" office:value="12.546" calcext:value-type="float">
            <text:p>12,55</text:p>
          </table:table-cell>
          <table:table-cell table:style-name="ce1" table:formula="of:=COM.MICROSOFT.STDEV.S([.A13:.E13])" office:value-type="float" office:value="0.84266244724682" calcext:value-type="float">
            <text:p>0,84</text:p>
          </table:table-cell>
          <table:table-cell table:style-name="ce1" office:value-type="float" office:value="12.13" calcext:value-type="float">
            <text:p>12,13</text:p>
          </table:table-cell>
          <table:table-cell table:style-name="ce1" office:value-type="float" office:value="12.81" calcext:value-type="float">
            <text:p>12,81</text:p>
          </table:table-cell>
          <table:table-cell table:style-name="ce1" office:value-type="float" office:value="11.94" calcext:value-type="float">
            <text:p>11,94</text:p>
          </table:table-cell>
          <table:table-cell table:style-name="ce1" office:value-type="float" office:value="11.87" calcext:value-type="float">
            <text:p>11,87</text:p>
          </table:table-cell>
          <table:table-cell table:style-name="ce1" office:value-type="float" office:value="11.54" calcext:value-type="float">
            <text:p>11,54</text:p>
          </table:table-cell>
          <table:table-cell table:style-name="ce1"/>
          <table:table-cell table:style-name="ce1" table:formula="of:=AVERAGE([.I13:.M13])" office:value-type="float" office:value="12.058" calcext:value-type="float">
            <text:p>12,0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table:formula="of:=COM.MICROSOFT.STDEV.S([.K13:.O13])" office:value-type="float" office:value="0.221996996976686" calcext:value-type="float">
            <text:p>0,22</text:p>
          </table:table-cell>
          <table:table-cell table:number-columns-repeated="1006"/>
        </table:table-row>
        <table:table-row table:style-name="ro1">
          <table:table-cell table:style-name="ce1" office:value-type="float" office:value="10.72" calcext:value-type="float">
            <text:p>10,72</text:p>
          </table:table-cell>
          <table:table-cell table:style-name="ce1" office:value-type="float" office:value="11.72" calcext:value-type="float">
            <text:p>11,72</text:p>
          </table:table-cell>
          <table:table-cell table:style-name="ce1" office:value-type="float" office:value="10.84" calcext:value-type="float">
            <text:p>10,84</text:p>
          </table:table-cell>
          <table:table-cell table:style-name="ce1" office:value-type="float" office:value="10.72" calcext:value-type="float">
            <text:p>10,72</text:p>
          </table:table-cell>
          <table:table-cell table:style-name="ce1" office:value-type="float" office:value="12.88" calcext:value-type="float">
            <text:p>12,88</text:p>
          </table:table-cell>
          <table:table-cell table:style-name="ce1"/>
          <table:table-cell table:style-name="ce1" table:formula="of:=AVERAGE([.A14:.E14])" office:value-type="float" office:value="11.376" calcext:value-type="float">
            <text:p>11,38</text:p>
          </table:table-cell>
          <table:table-cell table:style-name="ce1" table:formula="of:=COM.MICROSOFT.STDEV.S([.A14:.E14])" office:value-type="float" office:value="0.939191141355156" calcext:value-type="float">
            <text:p>0,94</text:p>
          </table:table-cell>
          <table:table-cell table:style-name="ce1" office:value-type="float" office:value="12.93" calcext:value-type="float">
            <text:p>12,93</text:p>
          </table:table-cell>
          <table:table-cell table:style-name="ce1" office:value-type="float" office:value="11.91" calcext:value-type="float">
            <text:p>11,91</text:p>
          </table:table-cell>
          <table:table-cell table:style-name="ce1" office:value-type="float" office:value="12.18" calcext:value-type="float">
            <text:p>12,18</text:p>
          </table:table-cell>
          <table:table-cell table:style-name="ce1" office:value-type="float" office:value="11.65" calcext:value-type="float">
            <text:p>11,65</text:p>
          </table:table-cell>
          <table:table-cell table:style-name="ce1" office:value-type="float" office:value="11.69" calcext:value-type="float">
            <text:p>11,69</text:p>
          </table:table-cell>
          <table:table-cell table:style-name="ce1"/>
          <table:table-cell table:style-name="ce1" table:formula="of:=AVERAGE([.I14:.M14])" office:value-type="float" office:value="12.072" calcext:value-type="float">
            <text:p>12,07</text:p>
          </table:table-cell>
          <table:table-cell/>
          <table:table-cell office:value-type="float" office:value="564" calcext:value-type="float">
            <text:p>564</text:p>
          </table:table-cell>
          <table:table-cell table:style-name="ce1" table:formula="of:=COM.MICROSOFT.STDEV.S([.K14:.O14])" office:value-type="float" office:value="0.267437220047372" calcext:value-type="float">
            <text:p>0,27</text:p>
          </table:table-cell>
          <table:table-cell table:number-columns-repeated="1006"/>
        </table:table-row>
        <table:table-row table:style-name="ro1">
          <table:table-cell table:style-name="ce1" office:value-type="float" office:value="13.87" calcext:value-type="float">
            <text:p>13,87</text:p>
          </table:table-cell>
          <table:table-cell table:style-name="ce1" office:value-type="float" office:value="14.13" calcext:value-type="float">
            <text:p>14,13</text:p>
          </table:table-cell>
          <table:table-cell table:style-name="ce1" office:value-type="float" office:value="13.63" calcext:value-type="float">
            <text:p>13,63</text:p>
          </table:table-cell>
          <table:table-cell table:style-name="ce1" office:value-type="float" office:value="13.37" calcext:value-type="float">
            <text:p>13,37</text:p>
          </table:table-cell>
          <table:table-cell table:style-name="ce1" office:value-type="float" office:value="15.72" calcext:value-type="float">
            <text:p>15,72</text:p>
          </table:table-cell>
          <table:table-cell table:style-name="ce1"/>
          <table:table-cell table:style-name="ce1" table:formula="of:=AVERAGE([.A15:.E15])" office:value-type="float" office:value="14.144" calcext:value-type="float">
            <text:p>14,14</text:p>
          </table:table-cell>
          <table:table-cell table:style-name="ce1" table:formula="of:=COM.MICROSOFT.STDEV.S([.A15:.E15])" office:value-type="float" office:value="0.924975675355845" calcext:value-type="float">
            <text:p>0,92</text:p>
          </table:table-cell>
          <table:table-cell table:style-name="ce1" office:value-type="float" office:value="9.34" calcext:value-type="float">
            <text:p>9,34</text:p>
          </table:table-cell>
          <table:table-cell table:style-name="ce1" office:value-type="float" office:value="11.56" calcext:value-type="float">
            <text:p>11,56</text:p>
          </table:table-cell>
          <table:table-cell table:style-name="ce1" office:value-type="float" office:value="10.84" calcext:value-type="float">
            <text:p>10,84</text:p>
          </table:table-cell>
          <table:table-cell table:style-name="ce1" office:value-type="float" office:value="9.75" calcext:value-type="float">
            <text:p>9,75</text:p>
          </table:table-cell>
          <table:table-cell table:style-name="ce1" office:value-type="float" office:value="9.63" calcext:value-type="float">
            <text:p>9,63</text:p>
          </table:table-cell>
          <table:table-cell table:style-name="ce1"/>
          <table:table-cell table:style-name="ce1" table:formula="of:=AVERAGE([.I15:.M15])" office:value-type="float" office:value="10.224" calcext:value-type="float">
            <text:p>10,22</text:p>
          </table:table-cell>
          <table:table-cell/>
          <table:table-cell office:value-type="float" office:value="564" calcext:value-type="float">
            <text:p>564</text:p>
          </table:table-cell>
          <table:table-cell table:style-name="ce1" table:formula="of:=COM.MICROSOFT.STDEV.S([.K15:.O15])" office:value-type="float" office:value="0.549512511231546" calcext:value-type="float">
            <text:p>0,55</text:p>
          </table:table-cell>
          <table:table-cell table:number-columns-repeated="1006"/>
        </table:table-row>
        <table:table-row table:style-name="ro1">
          <table:table-cell table:style-name="ce1" office:value-type="float" office:value="29.72" calcext:value-type="float">
            <text:p>29,72</text:p>
          </table:table-cell>
          <table:table-cell table:style-name="ce1" office:value-type="float" office:value="33.13" calcext:value-type="float">
            <text:p>33,13</text:p>
          </table:table-cell>
          <table:table-cell table:style-name="ce1" office:value-type="float" office:value="29.53" calcext:value-type="float">
            <text:p>29,53</text:p>
          </table:table-cell>
          <table:table-cell table:style-name="ce1" table:number-columns-repeated="3"/>
          <table:table-cell table:style-name="ce1" table:formula="of:=AVERAGE([.A16:.E16])" office:value-type="float" office:value="30.7933333333333" calcext:value-type="float">
            <text:p>30,79</text:p>
          </table:table-cell>
          <table:table-cell table:style-name="ce1" table:formula="of:=COM.MICROSOFT.STDEV.S([.A16:.E16])" office:value-type="float" office:value="2.02584138898714" calcext:value-type="float">
            <text:p>2,03</text:p>
          </table:table-cell>
          <table:table-cell table:style-name="ce1" office:value-type="float" office:value="11.81" calcext:value-type="float">
            <text:p>11,81</text:p>
          </table:table-cell>
          <table:table-cell table:style-name="ce1" office:value-type="float" office:value="13.31" calcext:value-type="float">
            <text:p>13,31</text:p>
          </table:table-cell>
          <table:table-cell table:style-name="ce1" office:value-type="float" office:value="11.78" calcext:value-type="float">
            <text:p>11,78</text:p>
          </table:table-cell>
          <table:table-cell table:style-name="ce1" table:number-columns-repeated="3"/>
          <table:table-cell table:style-name="ce1" table:formula="of:=AVERAGE([.I16:.M16])" office:value-type="float" office:value="12.3" calcext:value-type="float">
            <text:p>12,30</text:p>
          </table:table-cell>
          <table:table-cell/>
          <table:table-cell office:value-type="float" office:value="563" calcext:value-type="float">
            <text:p>563</text:p>
          </table:table-cell>
          <table:table-cell table:style-name="ce1" table:formula="of:=COM.MICROSOFT.STDEV.S([.K16:.O16])" office:value-type="float" office:value="0.367695526217004" calcext:value-type="float">
            <text:p>0,37</text:p>
          </table:table-cell>
          <table:table-cell table:number-columns-repeated="1006"/>
        </table:table-row>
        <table:table-row table:style-name="ro1"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12.94" calcext:value-type="float">
            <text:p>12,94</text:p>
          </table:table-cell>
          <table:table-cell table:style-name="ce1" office:value-type="float" office:value="10.94" calcext:value-type="float">
            <text:p>10,94</text:p>
          </table:table-cell>
          <table:table-cell table:style-name="ce1" office:value-type="float" office:value="11.93" calcext:value-type="float">
            <text:p>11,93</text:p>
          </table:table-cell>
          <table:table-cell table:style-name="ce1" office:value-type="float" office:value="12.34" calcext:value-type="float">
            <text:p>12,34</text:p>
          </table:table-cell>
          <table:table-cell table:style-name="ce1"/>
          <table:table-cell table:style-name="ce1" table:formula="of:=AVERAGE([.A17:.E17])" office:value-type="float" office:value="12.03" calcext:value-type="float">
            <text:p>12,03</text:p>
          </table:table-cell>
          <table:table-cell table:style-name="ce1" table:formula="of:=COM.MICROSOFT.STDEV.S([.A17:.E17])" office:value-type="float" office:value="0.728560224003479" calcext:value-type="float">
            <text:p>0,73</text:p>
          </table:table-cell>
          <table:table-cell table:style-name="ce1" office:value-type="float" office:value="8.81" calcext:value-type="float">
            <text:p>8,81</text:p>
          </table:table-cell>
          <table:table-cell table:style-name="ce1" office:value-type="float" office:value="9.69" calcext:value-type="float">
            <text:p>9,69</text:p>
          </table:table-cell>
          <table:table-cell table:style-name="ce1" office:value-type="float" office:value="9.5" calcext:value-type="float">
            <text:p>9,50</text:p>
          </table:table-cell>
          <table:table-cell table:style-name="ce1" office:value-type="float" office:value="8.84" calcext:value-type="float">
            <text:p>8,84</text:p>
          </table:table-cell>
          <table:table-cell table:style-name="ce1" office:value-type="float" office:value="9.6" calcext:value-type="float">
            <text:p>9,60</text:p>
          </table:table-cell>
          <table:table-cell table:style-name="ce1"/>
          <table:table-cell table:style-name="ce1" table:formula="of:=AVERAGE([.I17:.M17])" office:value-type="float" office:value="9.288" calcext:value-type="float">
            <text:p>9,29</text:p>
          </table:table-cell>
          <table:table-cell/>
          <table:table-cell office:value-type="float" office:value="563" calcext:value-type="float">
            <text:p>563</text:p>
          </table:table-cell>
          <table:table-cell table:style-name="ce1" table:formula="of:=COM.MICROSOFT.STDEV.S([.K17:.O17])" office:value-type="float" office:value="0.337415668476337" calcext:value-type="float">
            <text:p>0,34</text:p>
          </table:table-cell>
          <table:table-cell table:number-columns-repeated="1006"/>
        </table:table-row>
        <table:table-row table:style-name="ro1">
          <table:table-cell table:style-name="ce1" office:value-type="float" office:value="22.81" calcext:value-type="float">
            <text:p>22,81</text:p>
          </table:table-cell>
          <table:table-cell table:style-name="ce1" office:value-type="float" office:value="23.81" calcext:value-type="float">
            <text:p>23,81</text:p>
          </table:table-cell>
          <table:table-cell table:style-name="ce1" office:value-type="float" office:value="25.22" calcext:value-type="float">
            <text:p>25,22</text:p>
          </table:table-cell>
          <table:table-cell table:style-name="ce1" office:value-type="float" office:value="25.78" calcext:value-type="float">
            <text:p>25,78</text:p>
          </table:table-cell>
          <table:table-cell table:style-name="ce1" office:value-type="float" office:value="22.75" calcext:value-type="float">
            <text:p>22,75</text:p>
          </table:table-cell>
          <table:table-cell table:style-name="ce1"/>
          <table:table-cell table:style-name="ce1" table:formula="of:=AVERAGE([.A18:.E18])" office:value-type="float" office:value="24.074" calcext:value-type="float">
            <text:p>24,07</text:p>
          </table:table-cell>
          <table:table-cell table:style-name="ce1" table:formula="of:=COM.MICROSOFT.STDEV.S([.A18:.E18])" office:value-type="float" office:value="1.38240008680555" calcext:value-type="float">
            <text:p>1,38</text:p>
          </table:table-cell>
          <table:table-cell table:style-name="ce1" office:value-type="float" office:value="8.6" calcext:value-type="float">
            <text:p>8,60</text:p>
          </table:table-cell>
          <table:table-cell table:style-name="ce1" office:value-type="float" office:value="9.6" calcext:value-type="float">
            <text:p>9,60</text:p>
          </table:table-cell>
          <table:table-cell table:style-name="ce1" office:value-type="float" office:value="9.31" calcext:value-type="float">
            <text:p>9,31</text:p>
          </table:table-cell>
          <table:table-cell table:style-name="ce1" office:value-type="float" office:value="9.5" calcext:value-type="float">
            <text:p>9,50</text:p>
          </table:table-cell>
          <table:table-cell table:style-name="ce1" office:value-type="float" office:value="9.44" calcext:value-type="float">
            <text:p>9,44</text:p>
          </table:table-cell>
          <table:table-cell table:style-name="ce1"/>
          <table:table-cell table:style-name="ce1" table:formula="of:=AVERAGE([.I18:.M18])" office:value-type="float" office:value="9.29" calcext:value-type="float">
            <text:p>9,29</text:p>
          </table:table-cell>
          <table:table-cell/>
          <table:table-cell office:value-type="float" office:value="564" calcext:value-type="float">
            <text:p>564</text:p>
          </table:table-cell>
          <table:table-cell table:style-name="ce1" table:formula="of:=COM.MICROSOFT.STDEV.S([.K18:.O18])" office:value-type="float" office:value="0.101488915650922" calcext:value-type="float">
            <text:p>0,10</text:p>
          </table:table-cell>
          <table:table-cell table:number-columns-repeated="1006"/>
        </table:table-row>
        <table:table-row table:style-name="ro1">
          <table:table-cell table:style-name="ce1" office:value-type="float" office:value="15.66" calcext:value-type="float">
            <text:p>15,66</text:p>
          </table:table-cell>
          <table:table-cell table:style-name="ce1" office:value-type="float" office:value="15.18" calcext:value-type="float">
            <text:p>15,18</text:p>
          </table:table-cell>
          <table:table-cell table:style-name="ce1" office:value-type="float" office:value="16.34" calcext:value-type="float">
            <text:p>16,34</text:p>
          </table:table-cell>
          <table:table-cell table:style-name="ce1" office:value-type="float" office:value="14.97" calcext:value-type="float">
            <text:p>14,97</text:p>
          </table:table-cell>
          <table:table-cell table:style-name="ce1" office:value-type="float" office:value="15.96" calcext:value-type="float">
            <text:p>15,96</text:p>
          </table:table-cell>
          <table:table-cell table:style-name="ce1"/>
          <table:table-cell table:style-name="ce1" table:formula="of:=AVERAGE([.A19:.E19])" office:value-type="float" office:value="15.622" calcext:value-type="float">
            <text:p>15,62</text:p>
          </table:table-cell>
          <table:table-cell table:style-name="ce1" table:formula="of:=COM.MICROSOFT.STDEV.S([.A19:.E19])" office:value-type="float" office:value="0.559392527658352" calcext:value-type="float">
            <text:p>0,56</text:p>
          </table:table-cell>
          <table:table-cell table:style-name="ce1" office:value-type="float" office:value="9.9" calcext:value-type="float">
            <text:p>9,90</text:p>
          </table:table-cell>
          <table:table-cell table:style-name="ce1" office:value-type="float" office:value="10.46" calcext:value-type="float">
            <text:p>10,46</text:p>
          </table:table-cell>
          <table:table-cell table:style-name="ce1" office:value-type="float" office:value="11.31" calcext:value-type="float">
            <text:p>11,31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1" calcext:value-type="float">
            <text:p>11,00</text:p>
          </table:table-cell>
          <table:table-cell table:style-name="ce1"/>
          <table:table-cell table:style-name="ce1" table:formula="of:=AVERAGE([.I19:.M19])" office:value-type="float" office:value="10.522" calcext:value-type="float">
            <text:p>10,52</text:p>
          </table:table-cell>
          <table:table-cell/>
          <table:table-cell office:value-type="float" office:value="563" calcext:value-type="float">
            <text:p>563</text:p>
          </table:table-cell>
          <table:table-cell table:style-name="ce1" table:formula="of:=COM.MICROSOFT.STDEV.S([.K19:.O19])" office:value-type="float" office:value="0.59754720873473" calcext:value-type="float">
            <text:p>0,60</text:p>
          </table:table-cell>
          <table:table-cell table:number-columns-repeated="1006"/>
        </table:table-row>
        <table:table-row table:style-name="ro1">
          <table:table-cell table:style-name="ce1" office:value-type="float" office:value="7.91" calcext:value-type="float">
            <text:p>7,91</text:p>
          </table:table-cell>
          <table:table-cell table:style-name="ce1" office:value-type="float" office:value="7.69" calcext:value-type="float">
            <text:p>7,69</text:p>
          </table:table-cell>
          <table:table-cell table:style-name="ce1" office:value-type="float" office:value="7.81" calcext:value-type="float">
            <text:p>7,81</text:p>
          </table:table-cell>
          <table:table-cell table:style-name="ce1" office:value-type="float" office:value="8.06" calcext:value-type="float">
            <text:p>8,06</text:p>
          </table:table-cell>
          <table:table-cell table:style-name="ce1" office:value-type="float" office:value="7.84" calcext:value-type="float">
            <text:p>7,84</text:p>
          </table:table-cell>
          <table:table-cell table:style-name="ce1"/>
          <table:table-cell table:style-name="ce1" table:formula="of:=AVERAGE([.A20:.E20])" office:value-type="float" office:value="7.862" calcext:value-type="float">
            <text:p>7,86</text:p>
          </table:table-cell>
          <table:table-cell table:style-name="ce1" table:formula="of:=COM.MICROSOFT.STDEV.S([.A20:.E20])" office:value-type="float" office:value="0.136271787248865" calcext:value-type="float">
            <text:p>0,14</text:p>
          </table:table-cell>
          <table:table-cell table:style-name="ce1" office:value-type="float" office:value="6.06" calcext:value-type="float">
            <text:p>6,06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5.88" calcext:value-type="float">
            <text:p>5,88</text:p>
          </table:table-cell>
          <table:table-cell table:style-name="ce1" office:value-type="float" office:value="6.41" calcext:value-type="float">
            <text:p>6,41</text:p>
          </table:table-cell>
          <table:table-cell table:style-name="ce1" office:value-type="float" office:value="6.31" calcext:value-type="float">
            <text:p>6,31</text:p>
          </table:table-cell>
          <table:table-cell table:style-name="ce1"/>
          <table:table-cell table:style-name="ce1" table:formula="of:=AVERAGE([.I20:.M20])" office:value-type="float" office:value="6.282" calcext:value-type="float">
            <text:p>6,28</text:p>
          </table:table-cell>
          <table:table-cell/>
          <table:table-cell office:value-type="float" office:value="563" calcext:value-type="float">
            <text:p>563</text:p>
          </table:table-cell>
          <table:table-cell table:style-name="ce1" table:formula="of:=COM.MICROSOFT.STDEV.S([.K20:.O20])" office:value-type="float" office:value="0.233554419069018" calcext:value-type="float">
            <text:p>0,23</text:p>
          </table:table-cell>
          <table:table-cell table:number-columns-repeated="1006"/>
        </table:table-row>
        <table:table-row table:style-name="ro1">
          <table:table-cell table:style-name="ce1" office:value-type="float" office:value="13.97" calcext:value-type="float">
            <text:p>13,97</text:p>
          </table:table-cell>
          <table:table-cell table:style-name="ce1" office:value-type="float" office:value="15.69" calcext:value-type="float">
            <text:p>15,69</text:p>
          </table:table-cell>
          <table:table-cell table:style-name="ce1" office:value-type="float" office:value="14.53" calcext:value-type="float">
            <text:p>14,53</text:p>
          </table:table-cell>
          <table:table-cell table:style-name="ce1" office:value-type="float" office:value="14.6" calcext:value-type="float">
            <text:p>14,60</text:p>
          </table:table-cell>
          <table:table-cell table:style-name="ce1" office:value-type="float" office:value="14.41" calcext:value-type="float">
            <text:p>14,41</text:p>
          </table:table-cell>
          <table:table-cell table:style-name="ce1"/>
          <table:table-cell table:style-name="ce1" table:formula="of:=AVERAGE([.A21:.E21])" office:value-type="float" office:value="14.64" calcext:value-type="float">
            <text:p>14,64</text:p>
          </table:table-cell>
          <table:table-cell table:style-name="ce1" table:formula="of:=COM.MICROSOFT.STDEV.S([.A21:.E21])" office:value-type="float" office:value="0.636003144646313" calcext:value-type="float">
            <text:p>0,64</text:p>
          </table:table-cell>
          <table:table-cell table:style-name="ce1" office:value-type="float" office:value="9.81" calcext:value-type="float">
            <text:p>9,81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0.6" calcext:value-type="float">
            <text:p>10,60</text:p>
          </table:table-cell>
          <table:table-cell table:style-name="ce1" office:value-type="float" office:value="10.75" calcext:value-type="float">
            <text:p>10,75</text:p>
          </table:table-cell>
          <table:table-cell table:style-name="ce1" office:value-type="float" office:value="10.22" calcext:value-type="float">
            <text:p>10,22</text:p>
          </table:table-cell>
          <table:table-cell table:style-name="ce1"/>
          <table:table-cell table:style-name="ce1" table:formula="of:=AVERAGE([.I21:.M21])" office:value-type="float" office:value="10.264" calcext:value-type="float">
            <text:p>10,26</text:p>
          </table:table-cell>
          <table:table-cell/>
          <table:table-cell office:value-type="float" office:value="564" calcext:value-type="float">
            <text:p>564</text:p>
          </table:table-cell>
          <table:table-cell table:style-name="ce1" table:formula="of:=COM.MICROSOFT.STDEV.S([.K21:.O21])" office:value-type="float" office:value="0.258009689740521" calcext:value-type="float">
            <text:p>0,2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eigend</text:p>
          </table:table-cell>
          <table:table-cell table:number-columns-repeated="7"/>
          <table:table-cell table:style-name="ce5" office:value-type="string" calcext:value-type="string">
            <text:p>Fallen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skosität</text:p>
          </table:table-cell>
          <table:table-cell table:style-name="ce6" office:value-type="float" office:value="0.00001830998064725" calcext:value-type="float">
            <text:p>1,83E-005</text:p>
          </table:table-cell>
          <table:table-cell/>
          <table:table-cell office:value-type="string" calcext:value-type="string">
            <text:p>Plattenabstand</text:p>
          </table:table-cell>
          <table:table-cell table:style-name="ce6" office:value-type="float" office:value="0.006" calcext:value-type="float">
            <text:p>6,00E-00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chte Öl</text:p>
          </table:table-cell>
          <table:table-cell office:value-type="float" office:value="874" calcext:value-type="float">
            <text:p>87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chte Luft</text:p>
          </table:table-cell>
          <table:table-cell office:value-type="float" office:value="1.204" calcext:value-type="float">
            <text:p>1,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 Korrektur</text:p>
          </table:table-cell>
          <table:table-cell table:number-columns-repeated="10"/>
          <table:table-cell office:value-type="string" calcext:value-type="string">
            <text:p>Temperatur</text:p>
          </table:table-cell>
          <table:table-cell office:value-type="string" calcext:value-type="string">
            <text:p>Viskositä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adung:</text:p>
          </table:table-cell>
          <table:table-cell table:number-columns-repeated="4"/>
          <table:table-cell office:value-type="string" calcext:value-type="string">
            <text:p>Korrekturfakto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.819" calcext:value-type="float">
            <text:p>1,819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3*SQRT([.$C$24]/[.O1]*0.001/(2*([.$C$25]-[.$C$26])*9.81))" office:value-type="float" office:value="0.0000014597630135175" calcext:value-type="float">
            <text:p>1,46E-06</text:p>
          </table:table-cell>
          <table:table-cell table:formula="of:=18*[.$F$24]*PI()/[.Q1]*SQRT(([.$C$24]*[.H29])^3*[.O1]^(-1)/1000/2/([.$C$25]-[.$C$26])/9.81)*(1/[.G1]+1/[.O1])*0.001" office:value-type="float" office:value="1.51798355813176E-018" calcext:value-type="float">
            <text:p>1,51798355813176E-018</text:p>
          </table:table-cell>
          <table:table-cell table:formula="of:=[.C29]/1.602176565E-019" office:value-type="float" office:value="9.47450856099471" calcext:value-type="float">
            <text:p>9,474508561</text:p>
          </table:table-cell>
          <table:table-cell table:number-columns-repeated="3"/>
          <table:table-cell table:formula="of:=1/(1+0.863*0.00000009932/[.B29])" office:value-type="float" office:value="0.944539319681055" calcext:value-type="float">
            <text:p>0,9445393197</text:p>
          </table:table-cell>
          <table:table-cell table:number-columns-repeated="3"/>
          <table:table-cell office:value-type="float" office:value="26.85" calcext:value-type="float">
            <text:p>26,85</text:p>
          </table:table-cell>
          <table:table-cell office:value-type="float" office:value="1.86" calcext:value-type="float">
            <text:p>1,8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3*SQRT([.$C$24]/[.O2]*0.001/(2*([.$C$25]-[.$C$26])*9.81))" office:value-type="float" office:value="0.00000166482835458868" calcext:value-type="float">
            <text:p>1,66E-06</text:p>
          </table:table-cell>
          <table:table-cell table:formula="of:=18*[.$F$24]*PI()/[.Q2]*SQRT(([.$C$24]*[.H30])^3*[.O2]^(-1)/1000/2/([.$C$25]-[.$C$26])/9.81)*(1/[.G2]+1/[.O2])*0.001" office:value-type="float" office:value="1.90099991467108E-018" calcext:value-type="float">
            <text:p>1,90099991467108E-018</text:p>
          </table:table-cell>
          <table:table-cell table:formula="of:=[.C30]/1.602176565E-019" office:value-type="float" office:value="11.8651087289563" calcext:value-type="float">
            <text:p>11,865108729</text:p>
          </table:table-cell>
          <table:table-cell table:number-columns-repeated="3"/>
          <table:table-cell table:formula="of:=1/(1+0.863*0.00000009932/[.B30])" office:value-type="float" office:value="0.951036202634623" calcext:value-type="float">
            <text:p>0,95103620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867" calcext:value-type="float">
            <text:p>1,867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3*SQRT([.$C$24]/[.O3]*0.001/(2*([.$C$25]-[.$C$26])*9.81))" office:value-type="float" office:value="0.00000102665359785744" calcext:value-type="float">
            <text:p>1,03E-06</text:p>
          </table:table-cell>
          <table:table-cell table:style-name="ce2" table:formula="of:=18*[.$F$24]*PI()/[.Q3]*SQRT(([.$C$24]*[.H31])^3*[.O3]^(-1)/1000/2/([.$C$25]-[.$C$26])/9.81)*(1/[.G3]+1/[.O3])*0.001" office:value-type="float" office:value="5.23706600041774E-019" calcext:value-type="float">
            <text:p>5,23706600041774E-019</text:p>
          </table:table-cell>
          <table:table-cell table:formula="of:=[.C31]/1.602176565E-019" office:value-type="float" office:value="3.26871963728776" calcext:value-type="float">
            <text:p>3,2687196373</text:p>
          </table:table-cell>
          <table:table-cell table:style-name="ce2" table:number-columns-repeated="2"/>
          <table:table-cell/>
          <table:table-cell table:formula="of:=1/(1+0.863*0.00000009932/[.B31])" office:value-type="float" office:value="0.922945234209358" calcext:value-type="float">
            <text:p>0,922945234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3*SQRT([.$C$24]/[.O4]*0.001/(2*([.$C$25]-[.$C$26])*9.81))" office:value-type="float" office:value="0.0000010308396511584" calcext:value-type="float">
            <text:p>1,03E-06</text:p>
          </table:table-cell>
          <table:table-cell table:formula="of:=18*[.$F$24]*PI()/[.Q4]*SQRT(([.$C$24]*[.H32])^3*[.O4]^(-1)/1000/2/([.$C$25]-[.$C$26])/9.81)*(1/[.G4]+1/[.O4])*0.001" office:value-type="float" office:value="5.05961320348686E-019" calcext:value-type="float">
            <text:p>5,05961320348686E-019</text:p>
          </table:table-cell>
          <table:table-cell table:formula="of:=[.C32]/1.602176565E-019" office:value-type="float" office:value="3.15796230828458" calcext:value-type="float">
            <text:p>3,1579623083</text:p>
          </table:table-cell>
          <table:table-cell table:number-columns-repeated="3"/>
          <table:table-cell table:formula="of:=1/(1+0.863*0.00000009932/[.B32])" office:value-type="float" office:value="0.923234119207425" calcext:value-type="float">
            <text:p>0,9232341192</text:p>
          </table:table-cell>
          <table:table-cell/>
          <table:table-cell office:value-type="float" office:value="21.5" calcext:value-type="float">
            <text:p>21,5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3*SQRT([.$C$24]/[.O5]*0.001/(2*([.$C$25]-[.$C$26])*9.81))" office:value-type="float" office:value="0.000000897753607233064" calcext:value-type="float">
            <text:p>8,98E-07</text:p>
          </table:table-cell>
          <table:table-cell table:style-name="ce2" table:formula="of:=18*[.$F$24]*PI()/[.Q5]*SQRT(([.$C$24]*[.H33])^3*[.O5]^(-1)/1000/2/([.$C$25]-[.$C$26])/9.81)*(1/[.G5]+1/[.O5])*0.001" office:value-type="float" office:value="5.55361832706725E-019" calcext:value-type="float">
            <text:p>5,55361832706725E-019</text:p>
          </table:table-cell>
          <table:table-cell table:formula="of:=[.C33]/1.602176565E-019" office:value-type="float" office:value="3.46629606772912" calcext:value-type="float">
            <text:p>3,4662960677</text:p>
          </table:table-cell>
          <table:table-cell table:style-name="ce2" table:number-columns-repeated="2"/>
          <table:table-cell/>
          <table:table-cell table:formula="of:=1/(1+0.863*0.00000009932/[.B33])" office:value-type="float" office:value="0.91284590099455" calcext:value-type="float">
            <text:p>0,912845901</text:p>
          </table:table-cell>
          <table:table-cell/>
          <table:table-cell table:formula="of:=-0.0003763179*[.J32]^2+ 0.0236158962*[.J32]+1.4972092457" office:value-type="float" office:value="1.830998064725" calcext:value-type="float">
            <text:p>1,8309980647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3*SQRT([.$C$24]/[.O6]*0.001/(2*([.$C$25]-[.$C$26])*9.81))" office:value-type="float" office:value="0.000000554925026409637" calcext:value-type="float">
            <text:p>5,55E-07</text:p>
          </table:table-cell>
          <table:table-cell table:style-name="ce2" table:formula="of:=18*[.$F$24]*PI()/[.Q6]*SQRT(([.$C$24]*[.H34])^3*[.O6]^(-1)/1000/2/([.$C$25]-[.$C$26])/9.81)*(1/[.G6]+1/[.O6])*0.001" office:value-type="float" office:value="1.58446371118108E-019" calcext:value-type="float">
            <text:p>1,58446371118108E-019</text:p>
          </table:table-cell>
          <table:table-cell table:formula="of:=[.C34]/1.602176565E-019" office:value-type="float" office:value="0.988944505739338" calcext:value-type="float">
            <text:p>0,9889445057</text:p>
          </table:table-cell>
          <table:table-cell table:style-name="ce2" table:number-columns-repeated="2"/>
          <table:table-cell/>
          <table:table-cell table:formula="of:=1/(1+0.863*0.00000009932/[.B34])" office:value-type="float" office:value="0.866206601763209" calcext:value-type="float">
            <text:p>0,8662066018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3*SQRT([.$C$24]/[.O7]*0.001/(2*([.$C$25]-[.$C$26])*9.81))" office:value-type="float" office:value="0.000000611501090600646" calcext:value-type="float">
            <text:p>6,12E-07</text:p>
          </table:table-cell>
          <table:table-cell table:style-name="ce2" table:formula="of:=18*[.$F$24]*PI()/[.Q7]*SQRT(([.$C$24]*[.H35])^3*[.O7]^(-1)/1000/2/([.$C$25]-[.$C$26])/9.81)*(1/[.G7]+1/[.O7])*0.001" office:value-type="float" office:value="1.734217178847E-019" calcext:value-type="float">
            <text:p>1,734217178847E-019</text:p>
          </table:table-cell>
          <table:table-cell table:formula="of:=[.C35]/1.602176565E-019" office:value-type="float" office:value="1.08241327250159" calcext:value-type="float">
            <text:p>1,0824132725</text:p>
          </table:table-cell>
          <table:table-cell table:style-name="ce2" table:number-columns-repeated="2"/>
          <table:table-cell/>
          <table:table-cell table:formula="of:=1/(1+0.863*0.00000009932/[.B35])" office:value-type="float" office:value="0.877063384854572" calcext:value-type="float">
            <text:p>0,877063384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3*SQRT([.$C$24]/[.O8]*0.001/(2*([.$C$25]-[.$C$26])*9.81))" office:value-type="float" office:value="0.00000132564611224452" calcext:value-type="float">
            <text:p>1,33E-06</text:p>
          </table:table-cell>
          <table:table-cell table:formula="of:=18*[.$F$24]*PI()/[.Q8]*SQRT(([.$C$24]*[.H36])^3*[.O8]^(-1)/1000/2/([.$C$25]-[.$C$26])/9.81)*(1/[.G8]+1/[.O8])*0.001" office:value-type="float" office:value="9.98885703369907E-019" calcext:value-type="float">
            <text:p>9,98885703369907E-019</text:p>
          </table:table-cell>
          <table:table-cell table:formula="of:=[.C36]/1.602176565E-019" office:value-type="float" office:value="6.23455445043229" calcext:value-type="float">
            <text:p>6,2345544504</text:p>
          </table:table-cell>
          <table:table-cell table:number-columns-repeated="3"/>
          <table:table-cell table:formula="of:=1/(1+0.863*0.00000009932/[.B36])" office:value-type="float" office:value="0.93926907082724" calcext:value-type="float">
            <text:p>0,939269070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3*SQRT([.$C$24]/[.O9]*0.001/(2*([.$C$25]-[.$C$26])*9.81))" office:value-type="float" office:value="0.00000100204198751629" calcext:value-type="float">
            <text:p>1,00E-06</text:p>
          </table:table-cell>
          <table:table-cell table:formula="of:=18*[.$F$24]*PI()/[.Q9]*SQRT(([.$C$24]*[.H37])^3*[.O9]^(-1)/1000/2/([.$C$25]-[.$C$26])/9.81)*(1/[.G9]+1/[.O9])*0.001" office:value-type="float" office:value="5.12860472941767E-019" calcext:value-type="float">
            <text:p>5,12860472941767E-019</text:p>
          </table:table-cell>
          <table:table-cell table:formula="of:=[.C37]/1.602176565E-019" office:value-type="float" office:value="3.20102343365487" calcext:value-type="float">
            <text:p>3,2010234337</text:p>
          </table:table-cell>
          <table:table-cell table:number-columns-repeated="3"/>
          <table:table-cell table:formula="of:=1/(1+0.863*0.00000009932/[.B37])" office:value-type="float" office:value="0.921201788660148" calcext:value-type="float">
            <text:p>0,921201788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formula="of:=3*SQRT([.$C$24]/[.O10]*0.001/(2*([.$C$25]-[.$C$26])*9.81))" office:value-type="float" office:value="0.000000961466058514538" calcext:value-type="float">
            <text:p>9,61E-07</text:p>
          </table:table-cell>
          <table:table-cell table:style-name="ce2" table:formula="of:=18*[.$F$24]*PI()/[.Q10]*SQRT(([.$C$24]*[.H38])^3*[.O10]^(-1)/1000/2/([.$C$25]-[.$C$26])/9.81)*(1/[.G10]+1/[.O10])*0.001" office:value-type="float" office:value="5.16516629585935E-019" calcext:value-type="float">
            <text:p>5,16516629585935E-019</text:p>
          </table:table-cell>
          <table:table-cell table:formula="of:=[.C38]/1.602176565E-019" office:value-type="float" office:value="3.22384336950987" calcext:value-type="float">
            <text:p>3,2238433695</text:p>
          </table:table-cell>
          <table:table-cell table:style-name="ce2" table:number-columns-repeated="2"/>
          <table:table-cell/>
          <table:table-cell table:formula="of:=1/(1+0.863*0.00000009932/[.B38])" office:value-type="float" office:value="0.918148528461454" calcext:value-type="float">
            <text:p>0,9181485285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formula="of:=3*SQRT([.$C$24]/[.O11]*0.001/(2*([.$C$25]-[.$C$26])*9.81))" office:value-type="float" office:value="0.00000116379712793739" calcext:value-type="float">
            <text:p>1,16E-06</text:p>
          </table:table-cell>
          <table:table-cell table:style-name="ce2" table:formula="of:=18*[.$F$24]*PI()/[.Q11]*SQRT(([.$C$24]*[.H39])^3*[.O11]^(-1)/1000/2/([.$C$25]-[.$C$26])/9.81)*(1/[.G11]+1/[.O11])*0.001" office:value-type="float" office:value="1.00638087391791E-018" calcext:value-type="float">
            <text:p>1,00638087391791E-018</text:p>
          </table:table-cell>
          <table:table-cell table:formula="of:=[.C39]/1.602176565E-019" office:value-type="float" office:value="6.28133562743697" calcext:value-type="float">
            <text:p>6,2813356274</text:p>
          </table:table-cell>
          <table:table-cell table:style-name="ce2" table:number-columns-repeated="2"/>
          <table:table-cell/>
          <table:table-cell table:formula="of:=1/(1+0.863*0.00000009932/[.B39])" office:value-type="float" office:value="0.931402597619672" calcext:value-type="float">
            <text:p>0,931402597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3*SQRT([.$C$24]/[.O12]*0.001/(2*([.$C$25]-[.$C$26])*9.81))" office:value-type="float" office:value="0.000000874341223669835" calcext:value-type="float">
            <text:p>8,74E-07</text:p>
          </table:table-cell>
          <table:table-cell table:formula="of:=18*[.$F$24]*PI()/[.Q12]*SQRT(([.$C$24]*[.H40])^3*[.O12]^(-1)/1000/2/([.$C$25]-[.$C$26])/9.81)*(1/[.G12]+1/[.O12])*0.001" office:value-type="float" office:value="5.21238167329328E-019" calcext:value-type="float">
            <text:p>5,21238167329328E-019</text:p>
          </table:table-cell>
          <table:table-cell table:formula="of:=[.C40]/1.602176565E-019" office:value-type="float" office:value="3.25331289144981" calcext:value-type="float">
            <text:p>3,2533128914</text:p>
          </table:table-cell>
          <table:table-cell table:number-columns-repeated="3"/>
          <table:table-cell table:formula="of:=1/(1+0.863*0.00000009932/[.B40])" office:value-type="float" office:value="0.910720515985398" calcext:value-type="float">
            <text:p>0,91072051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3*SQRT([.$C$24]/[.O13]*0.001/(2*([.$C$25]-[.$C$26])*9.81))" office:value-type="float" office:value="0.000000893350083751126" calcext:value-type="float">
            <text:p>8,93E-07</text:p>
          </table:table-cell>
          <table:table-cell table:formula="of:=18*[.$F$24]*PI()/[.Q13]*SQRT(([.$C$24]*[.H41])^3*[.O13]^(-1)/1000/2/([.$C$25]-[.$C$26])/9.81)*(1/[.G13]+1/[.O13])*0.001" office:value-type="float" office:value="5.24485512463793E-019" calcext:value-type="float">
            <text:p>5,24485512463793E-019</text:p>
          </table:table-cell>
          <table:table-cell table:formula="of:=[.C41]/1.602176565E-019" office:value-type="float" office:value="3.27358122644737" calcext:value-type="float">
            <text:p>3,2735812264</text:p>
          </table:table-cell>
          <table:table-cell table:number-columns-repeated="3"/>
          <table:table-cell table:formula="of:=1/(1+0.863*0.00000009932/[.B41])" office:value-type="float" office:value="0.912453908828603" calcext:value-type="float">
            <text:p>0,9124539088</text:p>
          </table:table-cell>
          <table:table-cell/>
          <table:table-cell office:value-type="float" office:value="1.830998064725" calcext:value-type="float">
            <text:p>1,8309980647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3*SQRT([.$C$24]/[.O14]*0.001/(2*([.$C$25]-[.$C$26])*9.81))" office:value-type="float" office:value="0.000000892831920672669" calcext:value-type="float">
            <text:p>8,93E-07</text:p>
          </table:table-cell>
          <table:table-cell table:formula="of:=18*[.$F$24]*PI()/[.Q14]*SQRT(([.$C$24]*[.H42])^3*[.O14]^(-1)/1000/2/([.$C$25]-[.$C$26])/9.81)*(1/[.G14]+1/[.O14])*0.001" office:value-type="float" office:value="4.87810523544884E-019" calcext:value-type="float">
            <text:p>4,87810523544884E-019</text:p>
          </table:table-cell>
          <table:table-cell table:formula="of:=[.C42]/1.602176565E-019" office:value-type="float" office:value="3.04467394044603" calcext:value-type="float">
            <text:p>3,0446739404</text:p>
          </table:table-cell>
          <table:table-cell table:number-columns-repeated="3"/>
          <table:table-cell table:formula="of:=1/(1+0.863*0.00000009932/[.B42])" office:value-type="float" office:value="0.912407551074623" calcext:value-type="float">
            <text:p>0,912407551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3*SQRT([.$C$24]/[.O15]*0.001/(2*([.$C$25]-[.$C$26])*9.81))" office:value-type="float" office:value="0.000000970172369615136" calcext:value-type="float">
            <text:p>9,70E-07</text:p>
          </table:table-cell>
          <table:table-cell table:formula="of:=18*[.$F$24]*PI()/[.Q15]*SQRT(([.$C$24]*[.H43])^3*[.O15]^(-1)/1000/2/([.$C$25]-[.$C$26])/9.81)*(1/[.G15]+1/[.O15])*0.001" office:value-type="float" office:value="5.28670344557269E-019" calcext:value-type="float">
            <text:p>5,28670344557269E-019</text:p>
          </table:table-cell>
          <table:table-cell table:formula="of:=[.C43]/1.602176565E-019" office:value-type="float" office:value="3.29970089505877" calcext:value-type="float">
            <text:p>3,2997008951</text:p>
          </table:table-cell>
          <table:table-cell table:number-columns-repeated="3"/>
          <table:table-cell table:formula="of:=1/(1+0.863*0.00000009932/[.B43])" office:value-type="float" office:value="0.918823435310036" calcext:value-type="float">
            <text:p>0,9188234353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table:formula="of:=3*SQRT([.$C$24]/[.O16]*0.001/(2*([.$C$25]-[.$C$26])*9.81))" office:value-type="float" office:value="0.000000884518185837106" calcext:value-type="float">
            <text:p>8,85E-07</text:p>
          </table:table-cell>
          <table:table-cell table:style-name="ce2" table:formula="of:=18*[.$F$24]*PI()/[.Q16]*SQRT(([.$C$24]*[.H44])^3*[.O16]^(-1)/1000/2/([.$C$25]-[.$C$26])/9.81)*(1/[.G16]+1/[.O16])*0.001" office:value-type="float" office:value="3.22206355006059E-019" calcext:value-type="float">
            <text:p>3,22206355006059E-019</text:p>
          </table:table-cell>
          <table:table-cell table:formula="of:=[.C44]/1.602176565E-019" office:value-type="float" office:value="2.01105397522812" calcext:value-type="float">
            <text:p>2,0110539752</text:p>
          </table:table-cell>
          <table:table-cell table:number-columns-repeated="3"/>
          <table:table-cell table:formula="of:=1/(1+0.863*0.00000009932/[.B44])" office:value-type="float" office:value="0.911656987410515" calcext:value-type="float">
            <text:p>0,911656987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3*SQRT([.$C$24]/[.O17]*0.001/(2*([.$C$25]-[.$C$26])*9.81))" office:value-type="float" office:value="0.00000101788383842737" calcext:value-type="float">
            <text:p>1,02E-06</text:p>
          </table:table-cell>
          <table:table-cell table:formula="of:=18*[.$F$24]*PI()/[.Q17]*SQRT(([.$C$24]*[.H45])^3*[.O17]^(-1)/1000/2/([.$C$25]-[.$C$26])/9.81)*(1/[.G17]+1/[.O17])*0.001" office:value-type="float" office:value="6.32732684378533E-019" calcext:value-type="float">
            <text:p>6,32732684378533E-019</text:p>
          </table:table-cell>
          <table:table-cell table:formula="of:=[.C45]/1.602176565E-019" office:value-type="float" office:value="3.94920696133471" calcext:value-type="float">
            <text:p>3,9492069613</text:p>
          </table:table-cell>
          <table:table-cell table:number-columns-repeated="3"/>
          <table:table-cell table:formula="of:=1/(1+0.863*0.00000009932/[.B45])" office:value-type="float" office:value="0.922332916705879" calcext:value-type="float">
            <text:p>0,922332916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3*SQRT([.$C$24]/[.O18]*0.001/(2*([.$C$25]-[.$C$26])*9.81))" office:value-type="float" office:value="0.00000101777426483983" calcext:value-type="float">
            <text:p>1,02E-06</text:p>
          </table:table-cell>
          <table:table-cell table:formula="of:=18*[.$F$24]*PI()/[.Q18]*SQRT(([.$C$24]*[.H46])^3*[.O18]^(-1)/1000/2/([.$C$25]-[.$C$26])/9.81)*(1/[.G18]+1/[.O18])*0.001" office:value-type="float" office:value="4.93802037527392E-019" calcext:value-type="float">
            <text:p>4,93802037527392E-019</text:p>
          </table:table-cell>
          <table:table-cell table:formula="of:=[.C46]/1.602176565E-019" office:value-type="float" office:value="3.08207003094813" calcext:value-type="float">
            <text:p>3,0820700309</text:p>
          </table:table-cell>
          <table:table-cell table:number-columns-repeated="3"/>
          <table:table-cell table:formula="of:=1/(1+0.863*0.00000009932/[.B46])" office:value-type="float" office:value="0.922325204555511" calcext:value-type="float">
            <text:p>0,922325204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3*SQRT([.$C$24]/[.O19]*0.001/(2*([.$C$25]-[.$C$26])*9.81))" office:value-type="float" office:value="0.000000956335271052854" calcext:value-type="float">
            <text:p>9,56E-07</text:p>
          </table:table-cell>
          <table:table-cell table:formula="of:=18*[.$F$24]*PI()/[.Q19]*SQRT(([.$C$24]*[.H47])^3*[.O19]^(-1)/1000/2/([.$C$25]-[.$C$26])/9.81)*(1/[.G19]+1/[.O19])*0.001" office:value-type="float" office:value="4.91883829444576E-019" calcext:value-type="float">
            <text:p>4,91883829444576E-019</text:p>
          </table:table-cell>
          <table:table-cell table:formula="of:=[.C47]/1.602176565E-019" office:value-type="float" office:value="3.07009751727692" calcext:value-type="float">
            <text:p>3,0700975173</text:p>
          </table:table-cell>
          <table:table-cell table:number-columns-repeated="3"/>
          <table:table-cell table:formula="of:=1/(1+0.863*0.00000009932/[.B47])" office:value-type="float" office:value="0.917745512160699" calcext:value-type="float">
            <text:p>0,917745512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3*SQRT([.$C$24]/[.O20]*0.001/(2*([.$C$25]-[.$C$26])*9.81))" office:value-type="float" office:value="0.00000123768565149896" calcext:value-type="float">
            <text:p>1,24E-06</text:p>
          </table:table-cell>
          <table:table-cell table:formula="of:=18*[.$F$24]*PI()/[.Q20]*SQRT(([.$C$24]*[.H48])^3*[.O20]^(-1)/1000/2/([.$C$25]-[.$C$26])/9.81)*(1/[.G20]+1/[.O20])*0.001" office:value-type="float" office:value="1.17913334228518E-018" calcext:value-type="float">
            <text:p>1,17913334228518E-018</text:p>
          </table:table-cell>
          <table:table-cell table:formula="of:=[.C48]/1.602176565E-019" office:value-type="float" office:value="7.35957177282257" calcext:value-type="float">
            <text:p>7,3595717728</text:p>
          </table:table-cell>
          <table:table-cell table:number-columns-repeated="3"/>
          <table:table-cell table:formula="of:=1/(1+0.863*0.00000009932/[.B48])" office:value-type="float" office:value="0.935232554801137" calcext:value-type="float">
            <text:p>0,9352325548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formula="of:=3*SQRT([.$C$24]/[.O21]*0.001/(2*([.$C$25]-[.$C$26])*9.81))" office:value-type="float" office:value="0.000000968280087006941" calcext:value-type="float">
            <text:p>9,68E-07</text:p>
          </table:table-cell>
          <table:table-cell table:formula="of:=18*[.$F$24]*PI()/[.Q21]*SQRT(([.$C$24]*[.H49])^3*[.O21]^(-1)/1000/2/([.$C$25]-[.$C$26])/9.81)*(1/[.G21]+1/[.O21])*0.001" office:value-type="float" office:value="5.18821901634579E-019" calcext:value-type="float">
            <text:p>5,18821901634579E-019</text:p>
          </table:table-cell>
          <table:table-cell table:formula="of:=[.C49]/1.602176565E-019" office:value-type="float" office:value="3.23823174654024" calcext:value-type="float">
            <text:p>3,2382317465</text:p>
          </table:table-cell>
          <table:table-cell table:number-columns-repeated="3"/>
          <table:table-cell table:formula="of:=1/(1+0.863*0.00000009932/[.B49])" office:value-type="float" office:value="0.918677695285617" calcext:value-type="float">
            <text:p>0,918677695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hne Korrektu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3*SQRT([.$C$24]/[.O1]*0.001/(2*([.$C$25]-[.$C$26])*9.81))" office:value-type="float" office:value="0.0000014597630135175" calcext:value-type="float">
            <text:p>1,46E-06</text:p>
          </table:table-cell>
          <table:table-cell table:formula="of:=18*[.$F$24]*PI()/[.Q1]*SQRT(([.$C$24]*[.H52])^3*[.O1]^(-1)/1000/2/([.$C$25]-[.$C$26])/9.81)*(1/[.G1]+1/[.O1])*0.001" office:value-type="float" office:value="1.65362490735201E-018" calcext:value-type="float">
            <text:p>1,65362490735201E-018</text:p>
          </table:table-cell>
          <table:table-cell table:formula="of:=[.C52]/1.602176565E-019" office:value-type="float" office:value="10.3211153094853" calcext:value-type="float">
            <text:p>10,32111530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3*SQRT([.$C$24]/[.O2]*0.001/(2*([.$C$25]-[.$C$26])*9.81))" office:value-type="float" office:value="0.00000166482835458868" calcext:value-type="float">
            <text:p>1,66E-06</text:p>
          </table:table-cell>
          <table:table-cell table:formula="of:=18*[.$F$24]*PI()/[.Q2]*SQRT(([.$C$24]*[.H53])^3*[.O2]^(-1)/1000/2/([.$C$25]-[.$C$26])/9.81)*(1/[.G2]+1/[.O2])*0.001" office:value-type="float" office:value="2.0496821706322E-018" calcext:value-type="float">
            <text:p>2,0496821706322E-018</text:p>
          </table:table-cell>
          <table:table-cell table:formula="of:=[.C53]/1.602176565E-019" office:value-type="float" office:value="12.7931104187147" calcext:value-type="float">
            <text:p>12,79311041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3*SQRT([.$C$24]/[.O3]*0.001/(2*([.$C$25]-[.$C$26])*9.81))" office:value-type="float" office:value="0.00000102665359785744" calcext:value-type="float">
            <text:p>1,03E-06</text:p>
          </table:table-cell>
          <table:table-cell table:formula="of:=18*[.$F$24]*PI()/[.Q3]*SQRT(([.$C$24]*[.H54])^3*[.O3]^(-1)/1000/2/([.$C$25]-[.$C$26])/9.81)*(1/[.G3]+1/[.O3])*0.001" office:value-type="float" office:value="5.90641760320131E-019" calcext:value-type="float">
            <text:p>5,90641760320131E-019</text:p>
          </table:table-cell>
          <table:table-cell table:formula="of:=[.C54]/1.602176565E-019" office:value-type="float" office:value="3.68649606555773" calcext:value-type="float">
            <text:p>3,6864960656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3*SQRT([.$C$24]/[.O4]*0.001/(2*([.$C$25]-[.$C$26])*9.81))" office:value-type="float" office:value="0.0000010308396511584" calcext:value-type="float">
            <text:p>1,03E-06</text:p>
          </table:table-cell>
          <table:table-cell table:formula="of:=18*[.$F$24]*PI()/[.Q4]*SQRT(([.$C$24]*[.H55])^3*[.O4]^(-1)/1000/2/([.$C$25]-[.$C$26])/9.81)*(1/[.G4]+1/[.O4])*0.001" office:value-type="float" office:value="5.70360640799438E-019" calcext:value-type="float">
            <text:p>5,70360640799438E-019</text:p>
          </table:table-cell>
          <table:table-cell table:formula="of:=[.C55]/1.602176565E-019" office:value-type="float" office:value="3.55991126857756" calcext:value-type="float">
            <text:p>3,55991126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3*SQRT([.$C$24]/[.O5]*0.001/(2*([.$C$25]-[.$C$26])*9.81))" office:value-type="float" office:value="0.000000897753607233064" calcext:value-type="float">
            <text:p>8,98E-07</text:p>
          </table:table-cell>
          <table:table-cell table:formula="of:=18*[.$F$24]*PI()/[.Q5]*SQRT(([.$C$24]*[.H56])^3*[.O5]^(-1)/1000/2/([.$C$25]-[.$C$26])/9.81)*(1/[.G5]+1/[.O5])*0.001" office:value-type="float" office:value="6.36765939286589E-019" calcext:value-type="float">
            <text:p>6,36765939286589E-019</text:p>
          </table:table-cell>
          <table:table-cell table:formula="of:=[.C56]/1.602176565E-019" office:value-type="float" office:value="3.97438055952709" calcext:value-type="float">
            <text:p>3,9743805595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3*SQRT([.$C$24]/[.O6]*0.001/(2*([.$C$25]-[.$C$26])*9.81))" office:value-type="float" office:value="0.000000554925026409637" calcext:value-type="float">
            <text:p>5,55E-07</text:p>
          </table:table-cell>
          <table:table-cell table:formula="of:=18*[.$F$24]*PI()/[.Q6]*SQRT(([.$C$24]*[.H57])^3*[.O6]^(-1)/1000/2/([.$C$25]-[.$C$26])/9.81)*(1/[.G6]+1/[.O6])*0.001" office:value-type="float" office:value="1.96539597805529E-019" calcext:value-type="float">
            <text:p>1,96539597805529E-019</text:p>
          </table:table-cell>
          <table:table-cell table:formula="of:=[.C57]/1.602176565E-019" office:value-type="float" office:value="1.22670373602381" calcext:value-type="float">
            <text:p>1,226703736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table:formula="of:=3*SQRT([.$C$24]/[.O7]*0.001/(2*([.$C$25]-[.$C$26])*9.81))" office:value-type="float" office:value="0.000000611501090600646" calcext:value-type="float">
            <text:p>6,12E-07</text:p>
          </table:table-cell>
          <table:table-cell table:formula="of:=18*[.$F$24]*PI()/[.Q7]*SQRT(([.$C$24]*[.H58])^3*[.O7]^(-1)/1000/2/([.$C$25]-[.$C$26])/9.81)*(1/[.G7]+1/[.O7])*0.001" office:value-type="float" office:value="2.1113343473317E-019" calcext:value-type="float">
            <text:p>2,1113343473317E-019</text:p>
          </table:table-cell>
          <table:table-cell table:formula="of:=[.C58]/1.602176565E-019" office:value-type="float" office:value="1.31779130556169" calcext:value-type="float">
            <text:p>1,3177913056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3*SQRT([.$C$24]/[.O8]*0.001/(2*([.$C$25]-[.$C$26])*9.81))" office:value-type="float" office:value="0.00000132564611224452" calcext:value-type="float">
            <text:p>1,33E-06</text:p>
          </table:table-cell>
          <table:table-cell table:formula="of:=18*[.$F$24]*PI()/[.Q8]*SQRT(([.$C$24]*[.H59])^3*[.O8]^(-1)/1000/2/([.$C$25]-[.$C$26])/9.81)*(1/[.G8]+1/[.O8])*0.001" office:value-type="float" office:value="1.097313607367E-018" calcext:value-type="float">
            <text:p>1,097313607367E-018</text:p>
          </table:table-cell>
          <table:table-cell table:formula="of:=[.C59]/1.602176565E-019" office:value-type="float" office:value="6.84889313286764" calcext:value-type="float">
            <text:p>6,84889313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3*SQRT([.$C$24]/[.O9]*0.001/(2*([.$C$25]-[.$C$26])*9.81))" office:value-type="float" office:value="0.00000100204198751629" calcext:value-type="float">
            <text:p>1,00E-06</text:p>
          </table:table-cell>
          <table:table-cell table:formula="of:=18*[.$F$24]*PI()/[.Q9]*SQRT(([.$C$24]*[.H60])^3*[.O9]^(-1)/1000/2/([.$C$25]-[.$C$26])/9.81)*(1/[.G9]+1/[.O9])*0.001" office:value-type="float" office:value="5.80052188502126E-019" calcext:value-type="float">
            <text:p>5,80052188502126E-019</text:p>
          </table:table-cell>
          <table:table-cell table:formula="of:=[.C60]/1.602176565E-019" office:value-type="float" office:value="3.62040115411453" calcext:value-type="float">
            <text:p>3,62040115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table:formula="of:=3*SQRT([.$C$24]/[.O10]*0.001/(2*([.$C$25]-[.$C$26])*9.81))" office:value-type="float" office:value="0.000000961466058514538" calcext:value-type="float">
            <text:p>9,61E-07</text:p>
          </table:table-cell>
          <table:table-cell table:formula="of:=18*[.$F$24]*PI()/[.Q10]*SQRT(([.$C$24]*[.H61])^3*[.O10]^(-1)/1000/2/([.$C$25]-[.$C$26])/9.81)*(1/[.G10]+1/[.O10])*0.001" office:value-type="float" office:value="5.87103804574095E-019" calcext:value-type="float">
            <text:p>5,87103804574095E-019</text:p>
          </table:table-cell>
          <table:table-cell table:formula="of:=[.C61]/1.602176565E-019" office:value-type="float" office:value="3.66441388171281" calcext:value-type="float">
            <text:p>3,6644138817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table:formula="of:=3*SQRT([.$C$24]/[.O11]*0.001/(2*([.$C$25]-[.$C$26])*9.81))" office:value-type="float" office:value="0.00000116379712793739" calcext:value-type="float">
            <text:p>1,16E-06</text:p>
          </table:table-cell>
          <table:table-cell table:formula="of:=18*[.$F$24]*PI()/[.Q11]*SQRT(([.$C$24]*[.H62])^3*[.O11]^(-1)/1000/2/([.$C$25]-[.$C$26])/9.81)*(1/[.G11]+1/[.O11])*0.001" office:value-type="float" office:value="1.11958277275305E-018" calcext:value-type="float">
            <text:p>1,11958277275305E-018</text:p>
          </table:table-cell>
          <table:table-cell table:formula="of:=[.C62]/1.602176565E-019" office:value-type="float" office:value="6.98788633669132" calcext:value-type="float">
            <text:p>6,9878863367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3*SQRT([.$C$24]/[.O12]*0.001/(2*([.$C$25]-[.$C$26])*9.81))" office:value-type="float" office:value="0.000000874341223669835" calcext:value-type="float">
            <text:p>8,74E-07</text:p>
          </table:table-cell>
          <table:table-cell table:formula="of:=18*[.$F$24]*PI()/[.Q12]*SQRT(([.$C$24]*[.H63])^3*[.O12]^(-1)/1000/2/([.$C$25]-[.$C$26])/9.81)*(1/[.G12]+1/[.O12])*0.001" office:value-type="float" office:value="5.99733804567654E-019" calcext:value-type="float">
            <text:p>5,99733804567654E-019</text:p>
          </table:table-cell>
          <table:table-cell table:formula="of:=[.C63]/1.602176565E-019" office:value-type="float" office:value="3.74324414467799" calcext:value-type="float">
            <text:p>3,74324414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3*SQRT([.$C$24]/[.O13]*0.001/(2*([.$C$25]-[.$C$26])*9.81))" office:value-type="float" office:value="0.000000893350083751126" calcext:value-type="float">
            <text:p>8,93E-07</text:p>
          </table:table-cell>
          <table:table-cell table:formula="of:=18*[.$F$24]*PI()/[.Q13]*SQRT(([.$C$24]*[.H64])^3*[.O13]^(-1)/1000/2/([.$C$25]-[.$C$26])/9.81)*(1/[.G13]+1/[.O13])*0.001" office:value-type="float" office:value="6.01751376618601E-019" calcext:value-type="float">
            <text:p>6,01751376618601E-019</text:p>
          </table:table-cell>
          <table:table-cell table:formula="of:=[.C64]/1.602176565E-019" office:value-type="float" office:value="3.75583683948468" calcext:value-type="float">
            <text:p>3,75583683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3*SQRT([.$C$24]/[.O14]*0.001/(2*([.$C$25]-[.$C$26])*9.81))" office:value-type="float" office:value="0.000000892831920672669" calcext:value-type="float">
            <text:p>8,93E-07</text:p>
          </table:table-cell>
          <table:table-cell table:formula="of:=18*[.$F$24]*PI()/[.Q14]*SQRT(([.$C$24]*[.H65])^3*[.O14]^(-1)/1000/2/([.$C$25]-[.$C$26])/9.81)*(1/[.G14]+1/[.O14])*0.001" office:value-type="float" office:value="5.59716176659615E-019" calcext:value-type="float">
            <text:p>5,59716176659615E-019</text:p>
          </table:table-cell>
          <table:table-cell table:formula="of:=[.C65]/1.602176565E-019" office:value-type="float" office:value="3.49347374619485" calcext:value-type="float">
            <text:p>3,49347374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3*SQRT([.$C$24]/[.O15]*0.001/(2*([.$C$25]-[.$C$26])*9.81))" office:value-type="float" office:value="0.000000970172369615136" calcext:value-type="float">
            <text:p>9,70E-07</text:p>
          </table:table-cell>
          <table:table-cell table:formula="of:=18*[.$F$24]*PI()/[.Q15]*SQRT(([.$C$24]*[.H66])^3*[.O15]^(-1)/1000/2/([.$C$25]-[.$C$26])/9.81)*(1/[.G15]+1/[.O15])*0.001" office:value-type="float" office:value="6.00256475777576E-019" calcext:value-type="float">
            <text:p>6,00256475777576E-019</text:p>
          </table:table-cell>
          <table:table-cell table:formula="of:=[.C66]/1.602176565E-019" office:value-type="float" office:value="3.74650640191817" calcext:value-type="float">
            <text:p>3,74650640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table:formula="of:=3*SQRT([.$C$24]/[.O16]*0.001/(2*([.$C$25]-[.$C$26])*9.81))" office:value-type="float" office:value="0.000000884518185837106" calcext:value-type="float">
            <text:p>8,85E-07</text:p>
          </table:table-cell>
          <table:table-cell table:formula="of:=18*[.$F$24]*PI()/[.Q16]*SQRT(([.$C$24]*[.H67])^3*[.O16]^(-1)/1000/2/([.$C$25]-[.$C$26])/9.81)*(1/[.G16]+1/[.O16])*0.001" office:value-type="float" office:value="3.70157799282538E-019" calcext:value-type="float">
            <text:p>3,70157799282538E-019</text:p>
          </table:table-cell>
          <table:table-cell table:formula="of:=[.C67]/1.602176565E-019" office:value-type="float" office:value="2.31034336270259" calcext:value-type="float">
            <text:p>2,31034336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3*SQRT([.$C$24]/[.O17]*0.001/(2*([.$C$25]-[.$C$26])*9.81))" office:value-type="float" office:value="0.00000101788383842737" calcext:value-type="float">
            <text:p>1,02E-06</text:p>
          </table:table-cell>
          <table:table-cell table:formula="of:=18*[.$F$24]*PI()/[.Q17]*SQRT(([.$C$24]*[.H68])^3*[.O17]^(-1)/1000/2/([.$C$25]-[.$C$26])/9.81)*(1/[.G17]+1/[.O17])*0.001" office:value-type="float" office:value="7.14313250809529E-019" calcext:value-type="float">
            <text:p>7,14313250809529E-019</text:p>
          </table:table-cell>
          <table:table-cell table:formula="of:=[.C68]/1.602176565E-019" office:value-type="float" office:value="4.45839282894223" calcext:value-type="float">
            <text:p>4,45839282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3*SQRT([.$C$24]/[.O18]*0.001/(2*([.$C$25]-[.$C$26])*9.81))" office:value-type="float" office:value="0.00000101777426483983" calcext:value-type="float">
            <text:p>1,02E-06</text:p>
          </table:table-cell>
          <table:table-cell table:formula="of:=18*[.$F$24]*PI()/[.Q18]*SQRT(([.$C$24]*[.H69])^3*[.O18]^(-1)/1000/2/([.$C$25]-[.$C$26])/9.81)*(1/[.G18]+1/[.O18])*0.001" office:value-type="float" office:value="5.57476753601461E-019" calcext:value-type="float">
            <text:p>5,57476753601461E-019</text:p>
          </table:table-cell>
          <table:table-cell table:formula="of:=[.C69]/1.602176565E-019" office:value-type="float" office:value="3.47949636625387" calcext:value-type="float">
            <text:p>3,47949636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3*SQRT([.$C$24]/[.O19]*0.001/(2*([.$C$25]-[.$C$26])*9.81))" office:value-type="float" office:value="0.000000956335271052854" calcext:value-type="float">
            <text:p>9,56E-07</text:p>
          </table:table-cell>
          <table:table-cell table:formula="of:=18*[.$F$24]*PI()/[.Q19]*SQRT(([.$C$24]*[.H70])^3*[.O19]^(-1)/1000/2/([.$C$25]-[.$C$26])/9.81)*(1/[.G19]+1/[.O19])*0.001" office:value-type="float" office:value="5.59473011399755E-019" calcext:value-type="float">
            <text:p>5,59473011399755E-019</text:p>
          </table:table-cell>
          <table:table-cell table:formula="of:=[.C70]/1.602176565E-019" office:value-type="float" office:value="3.49195602795348" calcext:value-type="float">
            <text:p>3,4919560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3*SQRT([.$C$24]/[.O20]*0.001/(2*([.$C$25]-[.$C$26])*9.81))" office:value-type="float" office:value="0.00000123768565149896" calcext:value-type="float">
            <text:p>1,24E-06</text:p>
          </table:table-cell>
          <table:table-cell table:formula="of:=18*[.$F$24]*PI()/[.Q20]*SQRT(([.$C$24]*[.H71])^3*[.O20]^(-1)/1000/2/([.$C$25]-[.$C$26])/9.81)*(1/[.G20]+1/[.O20])*0.001" office:value-type="float" office:value="1.30371750309362E-018" calcext:value-type="float">
            <text:p>1,30371750309362E-018</text:p>
          </table:table-cell>
          <table:table-cell table:formula="of:=[.C71]/1.602176565E-019" office:value-type="float" office:value="8.13716497653068" calcext:value-type="float">
            <text:p>8,13716497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formula="of:=3*SQRT([.$C$24]/[.O21]*0.001/(2*([.$C$25]-[.$C$26])*9.81))" office:value-type="float" office:value="0.000000968280087006941" calcext:value-type="float">
            <text:p>9,68E-07</text:p>
          </table:table-cell>
          <table:table-cell table:formula="of:=18*[.$F$24]*PI()/[.Q21]*SQRT(([.$C$24]*[.H72])^3*[.O21]^(-1)/1000/2/([.$C$25]-[.$C$26])/9.81)*(1/[.G21]+1/[.O21])*0.001" office:value-type="float" office:value="5.89214658743914E-019" calcext:value-type="float">
            <text:p>5,89214658743914E-019</text:p>
          </table:table-cell>
          <table:table-cell table:formula="of:=[.C72]/1.602176565E-019" office:value-type="float" office:value="3.677588797736" calcext:value-type="float">
            <text:p>3,67758879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eshini</meta:initial-creator>
    <meta:creation-date>2015-01-06T14:27:02</meta:creation-date>
    <dc:creator>Frederik </dc:creator>
    <dc:date>2015-01-06T19:03:15.326390817</dc:date>
    <meta:generator>LibreOffice/4.2.7.2$Linux_X86_64 LibreOffice_project/420m0$Build-2</meta:generator>
    <meta:editing-duration>PT1H18M31S</meta:editing-duration>
    <meta:editing-cycles>4</meta:editing-cycles>
    <meta:document-statistic meta:table-count="1" meta:cell-count="5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69cm" svg:y="3.952cm" style:legend-expansion="high" chart:style-name="ch2"/>
        <chart:plot-area chart:style-name="ch3" table:cell-range-address="Tabelle1.L28:Tabelle1.M30" svg:x="0.32cm" svg:y="0.18cm" svg:width="10.629cm" svg:height="8.64cm">
          <chartooo:coordinate-region svg:x="1.232cm" svg:y="0.379cm" svg:width="9.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M28:Tabelle1.M30" chart:class="chart:scatter">
            <chart:domain table:cell-range-address="Tabelle1.L28:Tabelle1.L30"/>
            <chart:regression-curve chart:style-name="ch7">
              <chart:equation chart:display-equation="true" chart:display-r-square="false" svg:x="3.103cm" svg:y="0.612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abelle1.L28:Tabelle1.L30</svg:desc>
                </draw:g>
              </table:table-cell>
              <table:table-cell office:value-type="float" office:value="1.819">
                <text:p>1.819</text:p>
                <draw:g>
                  <svg:desc>Tabelle1.M28:Tabelle1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85">
                <text:p>26.85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867">
                <text:p>1.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6cm" xlink:href=".." xlink:type="simple" chart:class="chart:bar" chart:style-name="ch1">
        <chart:legend chart:legend-position="end" svg:x="13.904cm" svg:y="4.199cm" style:legend-expansion="high" chart:style-name="ch2"/>
        <chart:plot-area chart:style-name="ch3" table:cell-range-address="Tabelle1.C29:Tabelle1.C30 Tabelle1.C32:Tabelle1.C32 Tabelle1.C36:Tabelle1.C37 Tabelle1.C40:Tabelle1.C43 Tabelle1.C45:Tabelle1.C49" svg:x="0.319cm" svg:y="0.179cm" svg:width="13.266cm" svg:height="8.638cm">
          <chartooo:coordinate-region svg:x="1.946cm" svg:y="0.378cm" svg:width="11.639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29:Tabelle1.C30 Tabelle1.C32:Tabelle1.C32 Tabelle1.C36:Tabelle1.C37 Tabelle1.C40:Tabelle1.C43 Tabelle1.C45:Tabelle1.C49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 Spalte C Spalte C Spalte C 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1798355813176E-018">
                <text:p>1.51798355813176E-018</text:p>
                <draw:g>
                  <svg:desc>Tabelle1.C29:Tabelle1.C30 Tabelle1.C32:Tabelle1.C32 Tabelle1.C36:Tabelle1.C37 Tabelle1.C40:Tabelle1.C43 Tabelle1.C45:Tabelle1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099991467108E-018">
                <text:p>1.90099991467108E-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5961320348686E-019">
                <text:p>5.05961320348686E-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8885703369907E-019">
                <text:p>9.98885703369907E-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2860472941767E-019">
                <text:p>5.12860472941767E-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1238167329328E-019">
                <text:p>5.21238167329328E-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4485512463793E-019">
                <text:p>5.24485512463793E-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7810523544884E-019">
                <text:p>4.87810523544884E-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8670344557269E-019">
                <text:p>5.28670344557269E-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2732684378533E-019">
                <text:p>6.32732684378533E-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3802037527392E-019">
                <text:p>4.93802037527392E-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1883829444576E-019">
                <text:p>4.91883829444576E-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913334228518E-018">
                <text:p>1.17913334228518E-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8821901634579E-019">
                <text:p>5.18821901634579E-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